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number-columns-repeated="16384" table:default-cell-style-name="ce1"/>
        <table:table-row table:style-name="ro1">
          <table:table-cell office:value-type="float" office:value="2.0642399999999999" table:style-name="ce1">
            <text:p>2.06424</text:p>
          </table:table-cell>
          <table:table-cell office:value-type="float" office:value="11.2013" table:style-name="ce1">
            <text:p>11.2013</text:p>
          </table:table-cell>
          <table:table-cell table:number-columns-repeated="16382" table:style-name="ce1"/>
        </table:table-row>
        <table:table-row table:style-name="ro1">
          <table:table-cell office:value-type="float" office:value="2.0339499999999999" table:style-name="ce1">
            <text:p>2.03395</text:p>
          </table:table-cell>
          <table:table-cell office:value-type="float" office:value="11.5528" table:style-name="ce1">
            <text:p>11.5528</text:p>
          </table:table-cell>
          <table:table-cell table:number-columns-repeated="16382" table:style-name="ce1"/>
        </table:table-row>
        <table:table-row table:style-name="ro1">
          <table:table-cell office:value-type="float" office:value="2.0150199999999998" table:style-name="ce1">
            <text:p>2.01502</text:p>
          </table:table-cell>
          <table:table-cell office:value-type="float" office:value="11.3865" table:style-name="ce1">
            <text:p>11.3865</text:p>
          </table:table-cell>
          <table:table-cell office:value-type="float" office:value="43.903799999999997" table:style-name="ce1">
            <text:p>43.9038</text:p>
          </table:table-cell>
          <table:table-cell office:value-type="float" office:value="82.498999999999995" table:style-name="ce1">
            <text:p>82.499</text:p>
          </table:table-cell>
          <table:table-cell table:number-columns-repeated="16380" table:style-name="ce1"/>
        </table:table-row>
        <table:table-row table:style-name="ro1">
          <table:table-cell office:value-type="float" office:value="2.0531700000000002" table:style-name="ce1">
            <text:p>2.05317</text:p>
          </table:table-cell>
          <table:table-cell office:value-type="float" office:value="11.6137" table:style-name="ce1">
            <text:p>11.6137</text:p>
          </table:table-cell>
          <table:table-cell office:value-type="float" office:value="37.123100000000001" table:style-name="ce1">
            <text:p>37.1231</text:p>
          </table:table-cell>
          <table:table-cell office:value-type="float" office:value="86.691299999999998" table:style-name="ce1">
            <text:p>86.6913</text:p>
          </table:table-cell>
          <table:table-cell table:number-columns-repeated="16380" table:style-name="ce1"/>
        </table:table-row>
        <table:table-row table:style-name="ro1">
          <table:table-cell office:value-type="float" office:value="2.02434" table:style-name="ce1">
            <text:p>2.02434</text:p>
          </table:table-cell>
          <table:table-cell office:value-type="float" office:value="11.2814" table:style-name="ce1">
            <text:p>11.2814</text:p>
          </table:table-cell>
          <table:table-cell office:value-type="float" office:value="37.0276" table:style-name="ce1">
            <text:p>37.0276</text:p>
          </table:table-cell>
          <table:table-cell office:value-type="float" office:value="87.798299999999998" table:style-name="ce1">
            <text:p>87.7983</text:p>
          </table:table-cell>
          <table:table-cell table:number-columns-repeated="16380" table:style-name="ce1"/>
        </table:table-row>
        <table:table-row table:style-name="ro1">
          <table:table-cell office:value-type="float" office:value="2.0639500000000002" table:style-name="ce1">
            <text:p>2.06395</text:p>
          </table:table-cell>
          <table:table-cell office:value-type="float" office:value="11.6035" table:style-name="ce1">
            <text:p>11.6035</text:p>
          </table:table-cell>
          <table:table-cell office:value-type="float" office:value="37.275700000000001" table:style-name="ce1">
            <text:p>37.2757</text:p>
          </table:table-cell>
          <table:table-cell office:value-type="float" office:value="83.652600000000007" table:style-name="ce1">
            <text:p>83.6526</text:p>
          </table:table-cell>
          <table:table-cell table:number-columns-repeated="16380" table:style-name="ce1"/>
        </table:table-row>
        <table:table-row table:style-name="ro1">
          <table:table-cell office:value-type="float" office:value="2.1565599999999998" table:style-name="ce1">
            <text:p>2.15656</text:p>
          </table:table-cell>
          <table:table-cell office:value-type="float" office:value="11.2919" table:style-name="ce1">
            <text:p>11.2919</text:p>
          </table:table-cell>
          <table:table-cell office:value-type="float" office:value="37.496699999999997" table:style-name="ce1">
            <text:p>37.4967</text:p>
          </table:table-cell>
          <table:table-cell office:value-type="float" office:value="87.4863" table:style-name="ce1">
            <text:p>87.4863</text:p>
          </table:table-cell>
          <table:table-cell table:number-columns-repeated="16380" table:style-name="ce1"/>
        </table:table-row>
        <table:table-row table:style-name="ro1">
          <table:table-cell office:value-type="float" office:value="2.0933600000000001" table:style-name="ce1">
            <text:p>2.09336</text:p>
          </table:table-cell>
          <table:table-cell office:value-type="float" office:value="11.2697" table:style-name="ce1">
            <text:p>11.2697</text:p>
          </table:table-cell>
          <table:table-cell office:value-type="float" office:value="36.998699999999999" table:style-name="ce1">
            <text:p>36.9987</text:p>
          </table:table-cell>
          <table:table-cell office:value-type="float" office:value="86.835999999999999" table:style-name="ce1">
            <text:p>86.836</text:p>
          </table:table-cell>
          <table:table-cell table:number-columns-repeated="16380" table:style-name="ce1"/>
        </table:table-row>
        <table:table-row table:style-name="ro1">
          <table:table-cell office:value-type="float" office:value="2.2232500000000002" table:style-name="ce1">
            <text:p>2.22325</text:p>
          </table:table-cell>
          <table:table-cell office:value-type="float" office:value="11.410399999999999" table:style-name="ce1">
            <text:p>11.4104</text:p>
          </table:table-cell>
          <table:table-cell office:value-type="float" office:value="37.2151" table:style-name="ce1">
            <text:p>37.2151</text:p>
          </table:table-cell>
          <table:table-cell office:value-type="float" office:value="88.134900000000002" table:style-name="ce1">
            <text:p>88.1349</text:p>
          </table:table-cell>
          <table:table-cell office:value-type="float" office:value="163.09899999999999" table:style-name="ce1">
            <text:p>163.099</text:p>
          </table:table-cell>
          <table:table-cell table:number-columns-repeated="16379" table:style-name="ce1"/>
        </table:table-row>
        <table:table-row table:style-name="ro1">
          <table:table-cell office:value-type="float" office:value="2.1271399999999998" table:style-name="ce1">
            <text:p>2.12714</text:p>
          </table:table-cell>
          <table:table-cell office:value-type="float" office:value="11.5053" table:style-name="ce1">
            <text:p>11.5053</text:p>
          </table:table-cell>
          <table:table-cell office:value-type="float" office:value="35.841999999999999" table:style-name="ce1">
            <text:p>35.842</text:p>
          </table:table-cell>
          <table:table-cell office:value-type="float" office:value="87.145600000000002" table:style-name="ce1">
            <text:p>87.1456</text:p>
          </table:table-cell>
          <table:table-cell office:value-type="float" office:value="169.09100000000001" table:style-name="ce1">
            <text:p>169.091</text:p>
          </table:table-cell>
          <table:table-cell table:number-columns-repeated="16379" table:style-name="ce1"/>
        </table:table-row>
        <table:table-row table:style-name="ro1">
          <table:table-cell office:value-type="float" office:value="2.1466599999999998" table:style-name="ce1">
            <text:p>2.14666</text:p>
          </table:table-cell>
          <table:table-cell office:value-type="float" office:value="11.5144" table:style-name="ce1">
            <text:p>11.5144</text:p>
          </table:table-cell>
          <table:table-cell office:value-type="float" office:value="37.040100000000002" table:style-name="ce1">
            <text:p>37.0401</text:p>
          </table:table-cell>
          <table:table-cell office:value-type="float" office:value="86.774000000000001" table:style-name="ce1">
            <text:p>86.774</text:p>
          </table:table-cell>
          <table:table-cell office:value-type="float" office:value="161.20699999999999" table:style-name="ce1">
            <text:p>161.207</text:p>
          </table:table-cell>
          <table:table-cell table:number-columns-repeated="16379" table:style-name="ce1"/>
        </table:table-row>
        <table:table-row table:style-name="ro1">
          <table:table-cell office:value-type="float" office:value="2.02434" table:style-name="ce1">
            <text:p>2.02434</text:p>
          </table:table-cell>
          <table:table-cell office:value-type="float" office:value="11.053000000000001" table:style-name="ce1">
            <text:p>11.053</text:p>
          </table:table-cell>
          <table:table-cell office:value-type="float" office:value="35.4893" table:style-name="ce1">
            <text:p>35.4893</text:p>
          </table:table-cell>
          <table:table-cell office:value-type="float" office:value="83.359899999999996" table:style-name="ce1">
            <text:p>83.3599</text:p>
          </table:table-cell>
          <table:table-cell office:value-type="float" office:value="169.417" table:style-name="ce1">
            <text:p>169.417</text:p>
          </table:table-cell>
          <table:table-cell office:value-type="float" office:value="280.57299999999998" table:style-name="ce1">
            <text:p>280.573</text:p>
          </table:table-cell>
          <table:table-cell table:number-columns-repeated="16378"/>
        </table:table-row>
        <table:table-row table:style-name="ro1">
          <table:table-cell office:value-type="float" office:value="2.0779299999999998" table:style-name="ce1">
            <text:p>2.07793</text:p>
          </table:table-cell>
          <table:table-cell office:value-type="float" office:value="11.2097" table:style-name="ce1">
            <text:p>11.2097</text:p>
          </table:table-cell>
          <table:table-cell office:value-type="float" office:value="38.037500000000001" table:style-name="ce1">
            <text:p>38.0375</text:p>
          </table:table-cell>
          <table:table-cell office:value-type="float" office:value="83.447900000000004" table:style-name="ce1">
            <text:p>83.4479</text:p>
          </table:table-cell>
          <table:table-cell office:value-type="float" office:value="170.678" table:style-name="ce1">
            <text:p>170.678</text:p>
          </table:table-cell>
          <table:table-cell office:value-type="float" office:value="274.76900000000001" table:style-name="ce1">
            <text:p>274.769</text:p>
          </table:table-cell>
          <table:table-cell table:number-columns-repeated="16378"/>
        </table:table-row>
        <table:table-row table:style-name="ro1">
          <table:table-cell office:value-type="float" office:value="2.1798600000000001" table:style-name="ce1">
            <text:p>2.17986</text:p>
          </table:table-cell>
          <table:table-cell office:value-type="float" office:value="11.6381" table:style-name="ce1">
            <text:p>11.6381</text:p>
          </table:table-cell>
          <table:table-cell office:value-type="float" office:value="36.055999999999997" table:style-name="ce1">
            <text:p>36.056</text:p>
          </table:table-cell>
          <table:table-cell office:value-type="float" office:value="83.403300000000002" table:style-name="ce1">
            <text:p>83.4033</text:p>
          </table:table-cell>
          <table:table-cell office:value-type="float" office:value="160.49199999999999" table:style-name="ce1">
            <text:p>160.492</text:p>
          </table:table-cell>
          <table:table-cell office:value-type="float" office:value="277.63099999999997" table:style-name="ce1">
            <text:p>277.631</text:p>
          </table:table-cell>
          <table:table-cell table:number-columns-repeated="16378"/>
        </table:table-row>
        <table:table-row table:style-name="ro1">
          <table:table-cell office:value-type="float" office:value="2.1102500000000002" table:style-name="ce1">
            <text:p>2.11025</text:p>
          </table:table-cell>
          <table:table-cell office:value-type="float" office:value="11.4177" table:style-name="ce1">
            <text:p>11.4177</text:p>
          </table:table-cell>
          <table:table-cell office:value-type="float" office:value="37.270200000000003" table:style-name="ce1">
            <text:p>37.2702</text:p>
          </table:table-cell>
          <table:table-cell office:value-type="float" office:value="87.313599999999994" table:style-name="ce1">
            <text:p>87.3136</text:p>
          </table:table-cell>
          <table:table-cell office:value-type="float" office:value="161.34800000000001" table:style-name="ce1">
            <text:p>161.348</text:p>
          </table:table-cell>
          <table:table-cell office:value-type="float" office:value="275.983" table:style-name="ce1">
            <text:p>275.983</text:p>
          </table:table-cell>
          <table:table-cell table:number-columns-repeated="16378"/>
        </table:table-row>
        <table:table-row table:style-name="ro1">
          <table:table-cell office:value-type="float" office:value="2.0709399999999998" table:style-name="ce1">
            <text:p>2.07094</text:p>
          </table:table-cell>
          <table:table-cell office:value-type="float" office:value="11.0641" table:style-name="ce1">
            <text:p>11.0641</text:p>
          </table:table-cell>
          <table:table-cell office:value-type="float" office:value="36.940800000000003" table:style-name="ce1">
            <text:p>36.9408</text:p>
          </table:table-cell>
          <table:table-cell office:value-type="float" office:value="84.197500000000005" table:style-name="ce1">
            <text:p>84.1975</text:p>
          </table:table-cell>
          <table:table-cell office:value-type="float" office:value="170.22200000000001" table:style-name="ce1">
            <text:p>170.222</text:p>
          </table:table-cell>
          <table:table-cell office:value-type="float" office:value="274.30200000000002" table:style-name="ce1">
            <text:p>274.302</text:p>
          </table:table-cell>
          <table:table-cell table:number-columns-repeated="16378"/>
        </table:table-row>
        <table:table-row table:style-name="ro1">
          <table:table-cell office:value-type="float" office:value="2.1064699999999998" table:style-name="ce1">
            <text:p>2.10647</text:p>
          </table:table-cell>
          <table:table-cell office:value-type="float" office:value="11.459300000000001" table:style-name="ce1">
            <text:p>11.4593</text:p>
          </table:table-cell>
          <table:table-cell office:value-type="float" office:value="37.326599999999999" table:style-name="ce1">
            <text:p>37.3266</text:p>
          </table:table-cell>
          <table:table-cell office:value-type="float" office:value="87.581000000000003" table:style-name="ce1">
            <text:p>87.581</text:p>
          </table:table-cell>
          <table:table-cell office:value-type="float" office:value="161.93899999999999" table:style-name="ce1">
            <text:p>161.939</text:p>
          </table:table-cell>
          <table:table-cell office:value-type="float" office:value="295.20299999999997" table:style-name="ce1">
            <text:p>295.203</text:p>
          </table:table-cell>
          <table:table-cell table:number-columns-repeated="16378" table:style-name="ce1"/>
        </table:table-row>
        <table:table-row table:style-name="ro1">
          <table:table-cell office:value-type="float" office:value="2.1711200000000002" table:style-name="ce1">
            <text:p>2.17112</text:p>
          </table:table-cell>
          <table:table-cell office:value-type="float" office:value="11.2834" table:style-name="ce1">
            <text:p>11.2834</text:p>
          </table:table-cell>
          <table:table-cell office:value-type="float" office:value="35.832900000000002" table:style-name="ce1">
            <text:p>35.8329</text:p>
          </table:table-cell>
          <table:table-cell office:value-type="float" office:value="84.174499999999995" table:style-name="ce1">
            <text:p>84.1745</text:p>
          </table:table-cell>
          <table:table-cell office:value-type="float" office:value="169.92599999999999" table:style-name="ce1">
            <text:p>169.926</text:p>
          </table:table-cell>
          <table:table-cell office:value-type="float" office:value="294.48500000000001" table:style-name="ce1">
            <text:p>294.485</text:p>
          </table:table-cell>
          <table:table-cell table:number-columns-repeated="16378" table:style-name="ce1"/>
        </table:table-row>
        <table:table-row table:style-name="ro1">
          <table:table-cell office:value-type="float" office:value="2.1122899999999998" table:style-name="ce1">
            <text:p>2.11229</text:p>
          </table:table-cell>
          <table:table-cell office:value-type="float" office:value="11.553100000000001" table:style-name="ce1">
            <text:p>11.5531</text:p>
          </table:table-cell>
          <table:table-cell office:value-type="float" office:value="35.941000000000003" table:style-name="ce1">
            <text:p>35.941</text:p>
          </table:table-cell>
          <table:table-cell office:value-type="float" office:value="87.678600000000003" table:style-name="ce1">
            <text:p>87.6786</text:p>
          </table:table-cell>
          <table:table-cell office:value-type="float" office:value="169.10499999999999" table:style-name="ce1">
            <text:p>169.105</text:p>
          </table:table-cell>
          <table:table-cell office:value-type="float" office:value="275.88499999999999" table:style-name="ce1">
            <text:p>275.885</text:p>
          </table:table-cell>
          <table:table-cell table:number-columns-repeated="16378" table:style-name="ce1"/>
        </table:table-row>
        <table:table-row table:style-name="ro1">
          <table:table-cell office:value-type="float" office:value="2.15394" table:style-name="ce1">
            <text:p>2.15394</text:p>
          </table:table-cell>
          <table:table-cell office:value-type="float" office:value="11.5755" table:style-name="ce1">
            <text:p>11.5755</text:p>
          </table:table-cell>
          <table:table-cell office:value-type="float" office:value="37.110300000000002" table:style-name="ce1">
            <text:p>37.1103</text:p>
          </table:table-cell>
          <table:table-cell office:value-type="float" office:value="87.451099999999997" table:style-name="ce1">
            <text:p>87.4511</text:p>
          </table:table-cell>
          <table:table-cell office:value-type="float" office:value="170.98" table:style-name="ce1">
            <text:p>170.98</text:p>
          </table:table-cell>
          <table:table-cell office:value-type="float" office:value="275.42" table:style-name="ce1">
            <text:p>275.42</text:p>
          </table:table-cell>
          <table:table-cell table:number-columns-repeated="16378" table:style-name="ce1"/>
        </table:table-row>
        <table:table-row table:style-name="ro1">
          <table:table-cell office:value-type="float" office:value="2.0991900000000001" table:style-name="ce1">
            <text:p>2.09919</text:p>
          </table:table-cell>
          <table:table-cell office:value-type="float" office:value="11.7354" table:style-name="ce1">
            <text:p>11.7354</text:p>
          </table:table-cell>
          <table:table-cell office:value-type="float" office:value="37.11" table:style-name="ce1">
            <text:p>37.11</text:p>
          </table:table-cell>
          <table:table-cell office:value-type="float" office:value="84.034700000000001" table:style-name="ce1">
            <text:p>84.0347</text:p>
          </table:table-cell>
          <table:table-cell office:value-type="float" office:value="163.33000000000001" table:style-name="ce1">
            <text:p>163.33</text:p>
          </table:table-cell>
          <table:table-cell office:value-type="float" office:value="284.05900000000003" table:style-name="ce1">
            <text:p>284.059</text:p>
          </table:table-cell>
          <table:table-cell table:number-columns-repeated="16378" table:style-name="ce1"/>
        </table:table-row>
        <table:table-row table:style-name="ro1">
          <table:table-cell office:value-type="float" office:value="2.0199699999999998" table:style-name="ce1">
            <text:p>2.01997</text:p>
          </table:table-cell>
          <table:table-cell office:value-type="float" office:value="11.401400000000001" table:style-name="ce1">
            <text:p>11.4014</text:p>
          </table:table-cell>
          <table:table-cell office:value-type="float" office:value="37.072699999999998" table:style-name="ce1">
            <text:p>37.0727</text:p>
          </table:table-cell>
          <table:table-cell office:value-type="float" office:value="83.386700000000005" table:style-name="ce1">
            <text:p>83.3867</text:p>
          </table:table-cell>
          <table:table-cell office:value-type="float" office:value="168.99700000000001" table:style-name="ce1">
            <text:p>168.997</text:p>
          </table:table-cell>
          <table:table-cell office:value-type="float" office:value="291.51100000000002" table:style-name="ce1">
            <text:p>291.511</text:p>
          </table:table-cell>
          <table:table-cell table:number-columns-repeated="16378" table:style-name="ce1"/>
        </table:table-row>
        <table:table-row table:style-name="ro1">
          <table:table-cell office:value-type="float" office:value="2.1006399999999998" table:style-name="ce1">
            <text:p>2.10064</text:p>
          </table:table-cell>
          <table:table-cell office:value-type="float" office:value="11.4756" table:style-name="ce1">
            <text:p>11.4756</text:p>
          </table:table-cell>
          <table:table-cell office:value-type="float" office:value="37.019100000000002" table:style-name="ce1">
            <text:p>37.0191</text:p>
          </table:table-cell>
          <table:table-cell office:value-type="float" office:value="87.315100000000001" table:style-name="ce1">
            <text:p>87.3151</text:p>
          </table:table-cell>
          <table:table-cell office:value-type="float" office:value="162.69499999999999" table:style-name="ce1">
            <text:p>162.695</text:p>
          </table:table-cell>
          <table:table-cell office:value-type="float" office:value="292.62599999999998" table:style-name="ce1">
            <text:p>292.626</text:p>
          </table:table-cell>
          <table:table-cell table:number-columns-repeated="16378" table:style-name="ce1"/>
        </table:table-row>
        <table:table-row table:style-name="ro1">
          <table:table-cell office:value-type="float" office:value="2.0257999999999998" table:style-name="ce1">
            <text:p>2.0258</text:p>
          </table:table-cell>
          <table:table-cell office:value-type="float" office:value="11.518700000000001" table:style-name="ce1">
            <text:p>11.5187</text:p>
          </table:table-cell>
          <table:table-cell office:value-type="float" office:value="35.862299999999998" table:style-name="ce1">
            <text:p>35.8623</text:p>
          </table:table-cell>
          <table:table-cell office:value-type="float" office:value="82.905299999999997" table:style-name="ce1">
            <text:p>82.9053</text:p>
          </table:table-cell>
          <table:table-cell office:value-type="float" office:value="162.66499999999999" table:style-name="ce1">
            <text:p>162.665</text:p>
          </table:table-cell>
          <table:table-cell office:value-type="float" office:value="291.471" table:style-name="ce1">
            <text:p>291.471</text:p>
          </table:table-cell>
          <table:table-cell table:number-columns-repeated="16378" table:style-name="ce1"/>
        </table:table-row>
        <table:table-row table:style-name="ro1">
          <table:table-cell office:value-type="float" office:value="2.0316200000000002" table:style-name="ce1">
            <text:p>2.03162</text:p>
          </table:table-cell>
          <table:table-cell office:value-type="float" office:value="11.187900000000001" table:style-name="ce1">
            <text:p>11.1879</text:p>
          </table:table-cell>
          <table:table-cell office:value-type="float" office:value="35.910400000000003" table:style-name="ce1">
            <text:p>35.9104</text:p>
          </table:table-cell>
          <table:table-cell office:value-type="float" office:value="83.014499999999998" table:style-name="ce1">
            <text:p>83.0145</text:p>
          </table:table-cell>
          <table:table-cell office:value-type="float" office:value="160.38900000000001" table:style-name="ce1">
            <text:p>160.389</text:p>
          </table:table-cell>
          <table:table-cell office:value-type="float" office:value="282.774" table:style-name="ce1">
            <text:p>282.774</text:p>
          </table:table-cell>
          <table:table-cell table:number-columns-repeated="16378" table:style-name="ce1"/>
        </table:table-row>
        <table:table-row table:style-name="ro1">
          <table:table-cell office:value-type="float" office:value="2.0572499999999998" table:style-name="ce1">
            <text:p>2.05725</text:p>
          </table:table-cell>
          <table:table-cell office:value-type="float" office:value="11.4535" table:style-name="ce1">
            <text:p>11.4535</text:p>
          </table:table-cell>
          <table:table-cell office:value-type="float" office:value="35.572299999999998" table:style-name="ce1">
            <text:p>35.5723</text:p>
          </table:table-cell>
          <table:table-cell office:value-type="float" office:value="87.1203" table:style-name="ce1">
            <text:p>87.1203</text:p>
          </table:table-cell>
          <table:table-cell office:value-type="float" office:value="161.65299999999999" table:style-name="ce1">
            <text:p>161.653</text:p>
          </table:table-cell>
          <table:table-cell office:value-type="float" office:value="289.47399999999999" table:style-name="ce1">
            <text:p>289.474</text:p>
          </table:table-cell>
          <table:table-cell table:style-name="ce1"/>
          <table:table-cell office:value-type="float" office:value="672.19399999999996" table:style-name="ce1">
            <text:p>672.194</text:p>
          </table:table-cell>
          <table:table-cell table:number-columns-repeated="16376"/>
        </table:table-row>
        <table:table-row table:style-name="ro1">
          <table:table-cell office:value-type="float" office:value="2.1556799999999998" table:style-name="ce1">
            <text:p>2.15568</text:p>
          </table:table-cell>
          <table:table-cell office:value-type="float" office:value="11.5318" table:style-name="ce1">
            <text:p>11.5318</text:p>
          </table:table-cell>
          <table:table-cell office:value-type="float" office:value="35.547199999999997" table:style-name="ce1">
            <text:p>35.5472</text:p>
          </table:table-cell>
          <table:table-cell office:value-type="float" office:value="86.471999999999994" table:style-name="ce1">
            <text:p>86.472</text:p>
          </table:table-cell>
          <table:table-cell office:value-type="float" office:value="161.899" table:style-name="ce1">
            <text:p>161.899</text:p>
          </table:table-cell>
          <table:table-cell office:value-type="float" office:value="284.315" table:style-name="ce1">
            <text:p>284.315</text:p>
          </table:table-cell>
          <table:table-cell office:value-type="float" office:value="453.70499999999998" table:style-name="ce1">
            <text:p>453.705</text:p>
          </table:table-cell>
          <table:table-cell office:value-type="float" office:value="667.80600000000004" table:style-name="ce1">
            <text:p>667.806</text:p>
          </table:table-cell>
          <table:table-cell table:number-columns-repeated="16376"/>
        </table:table-row>
        <table:table-row table:style-name="ro1">
          <table:table-cell office:value-type="float" office:value="2.0811299999999999" table:style-name="ce1">
            <text:p>2.08113</text:p>
          </table:table-cell>
          <table:table-cell office:value-type="float" office:value="11.472099999999999" table:style-name="ce1">
            <text:p>11.4721</text:p>
          </table:table-cell>
          <table:table-cell office:value-type="float" office:value="35.960799999999999" table:style-name="ce1">
            <text:p>35.9608</text:p>
          </table:table-cell>
          <table:table-cell office:value-type="float" office:value="84.999799999999993" table:style-name="ce1">
            <text:p>84.9998</text:p>
          </table:table-cell>
          <table:table-cell office:value-type="float" office:value="162.03200000000001" table:style-name="ce1">
            <text:p>162.032</text:p>
          </table:table-cell>
          <table:table-cell office:value-type="float" office:value="285.25599999999997" table:style-name="ce1">
            <text:p>285.256</text:p>
          </table:table-cell>
          <table:table-cell office:value-type="float" office:value="448.62200000000001" table:style-name="ce1">
            <text:p>448.622</text:p>
          </table:table-cell>
          <table:table-cell office:value-type="float" office:value="670.08500000000004" table:style-name="ce1">
            <text:p>670.085</text:p>
          </table:table-cell>
          <table:table-cell table:number-columns-repeated="16376"/>
        </table:table-row>
        <table:table-row table:style-name="ro1">
          <table:table-cell office:value-type="float" office:value="2.06657" table:style-name="ce1">
            <text:p>2.06657</text:p>
          </table:table-cell>
          <table:table-cell office:value-type="float" office:value="11.547800000000001" table:style-name="ce1">
            <text:p>11.5478</text:p>
          </table:table-cell>
          <table:table-cell office:value-type="float" office:value="37.326900000000002" table:style-name="ce1">
            <text:p>37.3269</text:p>
          </table:table-cell>
          <table:table-cell office:value-type="float" office:value="84.465699999999998" table:style-name="ce1">
            <text:p>84.4657</text:p>
          </table:table-cell>
          <table:table-cell office:value-type="float" office:value="166.70099999999999" table:style-name="ce1">
            <text:p>166.701</text:p>
          </table:table-cell>
          <table:table-cell office:value-type="float" office:value="283.14499999999998" table:style-name="ce1">
            <text:p>283.145</text:p>
          </table:table-cell>
          <table:table-cell office:value-type="float" office:value="453.274" table:style-name="ce1">
            <text:p>453.274</text:p>
          </table:table-cell>
          <table:table-cell office:value-type="float" office:value="670.73500000000001" table:style-name="ce1">
            <text:p>670.735</text:p>
          </table:table-cell>
          <table:table-cell table:number-columns-repeated="16376"/>
        </table:table-row>
        <table:table-row table:style-name="ro1">
          <table:table-cell office:value-type="float" office:value="2.1207400000000001" table:style-name="ce1">
            <text:p>2.12074</text:p>
          </table:table-cell>
          <table:table-cell office:value-type="float" office:value="11.3894" table:style-name="ce1">
            <text:p>11.3894</text:p>
          </table:table-cell>
          <table:table-cell office:value-type="float" office:value="35.943600000000004" table:style-name="ce1">
            <text:p>35.9436</text:p>
          </table:table-cell>
          <table:table-cell office:value-type="float" office:value="83.400099999999995" table:style-name="ce1">
            <text:p>83.4001</text:p>
          </table:table-cell>
          <table:table-cell office:value-type="float" office:value="169.584" table:style-name="ce1">
            <text:p>169.584</text:p>
          </table:table-cell>
          <table:table-cell office:value-type="float" office:value="279.27600000000001" table:style-name="ce1">
            <text:p>279.276</text:p>
          </table:table-cell>
          <table:table-cell office:value-type="float" office:value="456.98099999999999" table:style-name="ce1">
            <text:p>456.981</text:p>
          </table:table-cell>
          <table:table-cell office:value-type="float" office:value="670.18399999999997" table:style-name="ce1">
            <text:p>670.184</text:p>
          </table:table-cell>
          <table:table-cell table:number-columns-repeated="16376"/>
        </table:table-row>
        <table:table-row table:style-name="ro1">
          <table:table-cell office:value-type="float" office:value="2.0624899999999999" table:style-name="ce1">
            <text:p>2.06249</text:p>
          </table:table-cell>
          <table:table-cell office:value-type="float" office:value="11.339" table:style-name="ce1">
            <text:p>11.339</text:p>
          </table:table-cell>
          <table:table-cell office:value-type="float" office:value="37.115499999999997" table:style-name="ce1">
            <text:p>37.1155</text:p>
          </table:table-cell>
          <table:table-cell office:value-type="float" office:value="87.041899999999998" table:style-name="ce1">
            <text:p>87.0419</text:p>
          </table:table-cell>
          <table:table-cell office:value-type="float" office:value="161.00200000000001" table:style-name="ce1">
            <text:p>161.002</text:p>
          </table:table-cell>
          <table:table-cell office:value-type="float" office:value="281.29000000000002" table:style-name="ce1">
            <text:p>281.29</text:p>
          </table:table-cell>
          <table:table-cell office:value-type="float" office:value="448.85700000000003" table:style-name="ce1">
            <text:p>448.857</text:p>
          </table:table-cell>
          <table:table-cell office:value-type="float" office:value="670.67100000000005" table:style-name="ce1">
            <text:p>670.671</text:p>
          </table:table-cell>
          <table:table-cell table:number-columns-repeated="16376"/>
        </table:table-row>
        <table:table-row table:style-name="ro1">
          <table:table-cell office:value-type="float" office:value="2.10792" table:style-name="ce1">
            <text:p>2.10792</text:p>
          </table:table-cell>
          <table:table-cell office:value-type="float" office:value="11.3527" table:style-name="ce1">
            <text:p>11.3527</text:p>
          </table:table-cell>
          <table:table-cell office:value-type="float" office:value="37.436700000000002" table:style-name="ce1">
            <text:p>37.4367</text:p>
          </table:table-cell>
          <table:table-cell office:value-type="float" office:value="89.160899999999998" table:style-name="ce1">
            <text:p>89.1609</text:p>
          </table:table-cell>
          <table:table-cell office:value-type="float" office:value="160.892" table:style-name="ce1">
            <text:p>160.892</text:p>
          </table:table-cell>
          <table:table-cell office:value-type="float" office:value="280.35599999999999" table:style-name="ce1">
            <text:p>280.356</text:p>
          </table:table-cell>
          <table:table-cell office:value-type="float" office:value="454.62" table:style-name="ce1">
            <text:p>454.62</text:p>
          </table:table-cell>
          <table:table-cell office:value-type="float" office:value="662.024" table:style-name="ce1">
            <text:p>662.024</text:p>
          </table:table-cell>
          <table:table-cell table:number-columns-repeated="16376"/>
        </table:table-row>
        <table:table-row table:style-name="ro1">
          <table:table-cell office:value-type="float" office:value="2.0633599999999999" table:style-name="ce1">
            <text:p>2.06336</text:p>
          </table:table-cell>
          <table:table-cell office:value-type="float" office:value="11.500999999999999" table:style-name="ce1">
            <text:p>11.501</text:p>
          </table:table-cell>
          <table:table-cell office:value-type="float" office:value="35.563000000000002" table:style-name="ce1">
            <text:p>35.563</text:p>
          </table:table-cell>
          <table:table-cell office:value-type="float" office:value="84.042299999999997" table:style-name="ce1">
            <text:p>84.0423</text:p>
          </table:table-cell>
          <table:table-cell office:value-type="float" office:value="162.369" table:style-name="ce1">
            <text:p>162.369</text:p>
          </table:table-cell>
          <table:table-cell office:value-type="float" office:value="277.279" table:style-name="ce1">
            <text:p>277.279</text:p>
          </table:table-cell>
          <table:table-cell office:value-type="float" office:value="461.94600000000003" table:style-name="ce1">
            <text:p>461.946</text:p>
          </table:table-cell>
          <table:table-cell office:value-type="float" office:value="669.86800000000005" table:style-name="ce1">
            <text:p>669.868</text:p>
          </table:table-cell>
          <table:table-cell table:number-columns-repeated="16376" table:style-name="ce1"/>
        </table:table-row>
        <table:table-row table:style-name="ro1">
          <table:table-cell office:value-type="float" office:value="1.98386" table:style-name="ce1">
            <text:p>1.98386</text:p>
          </table:table-cell>
          <table:table-cell office:value-type="float" office:value="11.513199999999999" table:style-name="ce1">
            <text:p>11.5132</text:p>
          </table:table-cell>
          <table:table-cell office:value-type="float" office:value="35.443800000000003" table:style-name="ce1">
            <text:p>35.4438</text:p>
          </table:table-cell>
          <table:table-cell office:value-type="float" office:value="86.76" table:style-name="ce1">
            <text:p>86.76</text:p>
          </table:table-cell>
          <table:table-cell office:value-type="float" office:value="169.49100000000001" table:style-name="ce1">
            <text:p>169.491</text:p>
          </table:table-cell>
          <table:table-cell office:value-type="float" office:value="278.17" table:style-name="ce1">
            <text:p>278.17</text:p>
          </table:table-cell>
          <table:table-cell office:value-type="float" office:value="455.21100000000001" table:style-name="ce1">
            <text:p>455.211</text:p>
          </table:table-cell>
          <table:table-cell office:value-type="float" office:value="673.68700000000001" table:style-name="ce1">
            <text:p>673.687</text:p>
          </table:table-cell>
          <table:table-cell table:number-columns-repeated="16376" table:style-name="ce1"/>
        </table:table-row>
        <table:table-row table:style-name="ro1">
          <table:table-cell office:value-type="float" office:value="2.05783" table:style-name="ce1">
            <text:p>2.05783</text:p>
          </table:table-cell>
          <table:table-cell office:value-type="float" office:value="11.4244" table:style-name="ce1">
            <text:p>11.4244</text:p>
          </table:table-cell>
          <table:table-cell office:value-type="float" office:value="35.844299999999997" table:style-name="ce1">
            <text:p>35.8443</text:p>
          </table:table-cell>
          <table:table-cell office:value-type="float" office:value="86.222700000000003" table:style-name="ce1">
            <text:p>86.2227</text:p>
          </table:table-cell>
          <table:table-cell office:value-type="float" office:value="160.66300000000001" table:style-name="ce1">
            <text:p>160.663</text:p>
          </table:table-cell>
          <table:table-cell office:value-type="float" office:value="280.63400000000001" table:style-name="ce1">
            <text:p>280.634</text:p>
          </table:table-cell>
          <table:table-cell office:value-type="float" office:value="449.05700000000002" table:style-name="ce1">
            <text:p>449.057</text:p>
          </table:table-cell>
          <table:table-cell office:value-type="float" office:value="675.96" table:style-name="ce1">
            <text:p>675.96</text:p>
          </table:table-cell>
          <table:table-cell table:number-columns-repeated="16376" table:style-name="ce1"/>
        </table:table-row>
        <table:table-row table:style-name="ro1">
          <table:table-cell office:value-type="float" office:value="2.0505499999999999" table:style-name="ce1">
            <text:p>2.05055</text:p>
          </table:table-cell>
          <table:table-cell office:value-type="float" office:value="11.2004" table:style-name="ce1">
            <text:p>11.2004</text:p>
          </table:table-cell>
          <table:table-cell office:value-type="float" office:value="35.841099999999997" table:style-name="ce1">
            <text:p>35.8411</text:p>
          </table:table-cell>
          <table:table-cell office:value-type="float" office:value="85.345799999999997" table:style-name="ce1">
            <text:p>85.3458</text:p>
          </table:table-cell>
          <table:table-cell office:value-type="float" office:value="172.21899999999999" table:style-name="ce1">
            <text:p>172.219</text:p>
          </table:table-cell>
          <table:table-cell office:value-type="float" office:value="279.71800000000002" table:style-name="ce1">
            <text:p>279.718</text:p>
          </table:table-cell>
          <table:table-cell office:value-type="float" office:value="458.67599999999999" table:style-name="ce1">
            <text:p>458.676</text:p>
          </table:table-cell>
          <table:table-cell office:value-type="float" office:value="675.52499999999998" table:style-name="ce1">
            <text:p>675.525</text:p>
          </table:table-cell>
          <table:table-cell table:number-columns-repeated="16376" table:style-name="ce1"/>
        </table:table-row>
        <table:table-row table:style-name="ro1">
          <table:table-cell office:value-type="float" office:value="2.1868400000000001" table:style-name="ce1">
            <text:p>2.18684</text:p>
          </table:table-cell>
          <table:table-cell office:value-type="float" office:value="11.103400000000001" table:style-name="ce1">
            <text:p>11.1034</text:p>
          </table:table-cell>
          <table:table-cell office:value-type="float" office:value="37.076500000000003" table:style-name="ce1">
            <text:p>37.0765</text:p>
          </table:table-cell>
          <table:table-cell office:value-type="float" office:value="84.089399999999998" table:style-name="ce1">
            <text:p>84.0894</text:p>
          </table:table-cell>
          <table:table-cell office:value-type="float" office:value="170.06299999999999" table:style-name="ce1">
            <text:p>170.063</text:p>
          </table:table-cell>
          <table:table-cell office:value-type="float" office:value="277.72800000000001" table:style-name="ce1">
            <text:p>277.728</text:p>
          </table:table-cell>
          <table:table-cell office:value-type="float" office:value="452.084" table:style-name="ce1">
            <text:p>452.084</text:p>
          </table:table-cell>
          <table:table-cell office:value-type="float" office:value="676.93700000000001" table:style-name="ce1">
            <text:p>676.937</text:p>
          </table:table-cell>
          <table:table-cell table:number-columns-repeated="16376" table:style-name="ce1"/>
        </table:table-row>
        <table:table-row table:style-name="ro1">
          <table:table-cell office:value-type="float" office:value="2.0674399999999999" table:style-name="ce1">
            <text:p>2.06744</text:p>
          </table:table-cell>
          <table:table-cell office:value-type="float" office:value="11.375400000000001" table:style-name="ce1">
            <text:p>11.3754</text:p>
          </table:table-cell>
          <table:table-cell office:value-type="float" office:value="35.922899999999998" table:style-name="ce1">
            <text:p>35.9229</text:p>
          </table:table-cell>
          <table:table-cell office:value-type="float" office:value="83.515699999999995" table:style-name="ce1">
            <text:p>83.5157</text:p>
          </table:table-cell>
          <table:table-cell office:value-type="float" office:value="163.97800000000001" table:style-name="ce1">
            <text:p>163.978</text:p>
          </table:table-cell>
          <table:table-cell office:value-type="float" office:value="277.05700000000002" table:style-name="ce1">
            <text:p>277.057</text:p>
          </table:table-cell>
          <table:table-cell office:value-type="float" office:value="456.07499999999999" table:style-name="ce1">
            <text:p>456.075</text:p>
          </table:table-cell>
          <table:table-cell office:value-type="float" office:value="678.80600000000004" table:style-name="ce1">
            <text:p>678.806</text:p>
          </table:table-cell>
          <table:table-cell table:number-columns-repeated="16376" table:style-name="ce1"/>
        </table:table-row>
        <table:table-row table:style-name="ro1">
          <table:table-cell office:value-type="float" office:value="2.1690800000000001" table:style-name="ce1">
            <text:p>2.16908</text:p>
          </table:table-cell>
          <table:table-cell office:value-type="float" office:value="11.385899999999999" table:style-name="ce1">
            <text:p>11.3859</text:p>
          </table:table-cell>
          <table:table-cell office:value-type="float" office:value="37.247399999999999" table:style-name="ce1">
            <text:p>37.2474</text:p>
          </table:table-cell>
          <table:table-cell office:value-type="float" office:value="87.753100000000003" table:style-name="ce1">
            <text:p>87.7531</text:p>
          </table:table-cell>
          <table:table-cell office:value-type="float" office:value="171.172" table:style-name="ce1">
            <text:p>171.172</text:p>
          </table:table-cell>
          <table:table-cell office:value-type="float" office:value="284.28100000000001" table:style-name="ce1">
            <text:p>284.281</text:p>
          </table:table-cell>
          <table:table-cell office:value-type="float" office:value="447.476" table:style-name="ce1">
            <text:p>447.476</text:p>
          </table:table-cell>
          <table:table-cell office:value-type="float" office:value="672.45" table:style-name="ce1">
            <text:p>672.45</text:p>
          </table:table-cell>
          <table:table-cell table:number-columns-repeated="16376" table:style-name="ce1"/>
        </table:table-row>
        <table:table-row table:style-name="ro1">
          <table:table-cell office:value-type="float" office:value="2.1291799999999999" table:style-name="ce1">
            <text:p>2.12918</text:p>
          </table:table-cell>
          <table:table-cell office:value-type="float" office:value="11.455500000000001" table:style-name="ce1">
            <text:p>11.4555</text:p>
          </table:table-cell>
          <table:table-cell office:value-type="float" office:value="37.2789" table:style-name="ce1">
            <text:p>37.2789</text:p>
          </table:table-cell>
          <table:table-cell office:value-type="float" office:value="84.512600000000006" table:style-name="ce1">
            <text:p>84.5126</text:p>
          </table:table-cell>
          <table:table-cell office:value-type="float" office:value="169.15100000000001" table:style-name="ce1">
            <text:p>169.151</text:p>
          </table:table-cell>
          <table:table-cell office:value-type="float" office:value="278.06099999999998" table:style-name="ce1">
            <text:p>278.061</text:p>
          </table:table-cell>
          <table:table-cell office:value-type="float" office:value="453.77300000000002" table:style-name="ce1">
            <text:p>453.773</text:p>
          </table:table-cell>
          <table:table-cell office:value-type="float" office:value="679.46600000000001" table:style-name="ce1">
            <text:p>679.466</text:p>
          </table:table-cell>
          <table:table-cell table:number-columns-repeated="16376" table:style-name="ce1"/>
        </table:table-row>
        <table:table-row table:style-name="ro1">
          <table:table-cell office:value-type="float" office:value="2.20112" table:style-name="ce1">
            <text:p>2.20112</text:p>
          </table:table-cell>
          <table:table-cell office:value-type="float" office:value="11.2126" table:style-name="ce1">
            <text:p>11.2126</text:p>
          </table:table-cell>
          <table:table-cell office:value-type="float" office:value="37.034500000000001" table:style-name="ce1">
            <text:p>37.0345</text:p>
          </table:table-cell>
          <table:table-cell office:value-type="float" office:value="84.415599999999998" table:style-name="ce1">
            <text:p>84.4156</text:p>
          </table:table-cell>
          <table:table-cell office:value-type="float" office:value="163.363" table:style-name="ce1">
            <text:p>163.363</text:p>
          </table:table-cell>
          <table:table-cell office:value-type="float" office:value="278.07499999999999" table:style-name="ce1">
            <text:p>278.075</text:p>
          </table:table-cell>
          <table:table-cell office:value-type="float" office:value="455.89699999999999" table:style-name="ce1">
            <text:p>455.897</text:p>
          </table:table-cell>
          <table:table-cell office:value-type="float" office:value="677.24" table:style-name="ce1">
            <text:p>677.24</text:p>
          </table:table-cell>
          <table:table-cell table:number-columns-repeated="16376" table:style-name="ce1"/>
        </table:table-row>
        <table:table-row table:style-name="ro1">
          <table:table-cell office:value-type="float" office:value="2.1719900000000001" table:style-name="ce1">
            <text:p>2.17199</text:p>
          </table:table-cell>
          <table:table-cell office:value-type="float" office:value="11.4535" table:style-name="ce1">
            <text:p>11.4535</text:p>
          </table:table-cell>
          <table:table-cell office:value-type="float" office:value="36.987099999999998" table:style-name="ce1">
            <text:p>36.9871</text:p>
          </table:table-cell>
          <table:table-cell office:value-type="float" office:value="85.758799999999994" table:style-name="ce1">
            <text:p>85.7588</text:p>
          </table:table-cell>
          <table:table-cell office:value-type="float" office:value="169.661" table:style-name="ce1">
            <text:p>169.661</text:p>
          </table:table-cell>
          <table:table-cell office:value-type="float" office:value="277.77100000000002" table:style-name="ce1">
            <text:p>277.771</text:p>
          </table:table-cell>
          <table:table-cell office:value-type="float" office:value="452.12599999999998" table:style-name="ce1">
            <text:p>452.126</text:p>
          </table:table-cell>
          <table:table-cell office:value-type="float" office:value="666.66099999999994" table:style-name="ce1">
            <text:p>666.661</text:p>
          </table:table-cell>
          <table:table-cell table:number-columns-repeated="16376" table:style-name="ce1"/>
        </table:table-row>
        <table:table-row table:style-name="ro1">
          <table:table-cell office:value-type="float" office:value="2.1440299999999999" table:style-name="ce1">
            <text:p>2.14403</text:p>
          </table:table-cell>
          <table:table-cell office:value-type="float" office:value="11.1227" table:style-name="ce1">
            <text:p>11.1227</text:p>
          </table:table-cell>
          <table:table-cell office:value-type="float" office:value="37.217100000000002" table:style-name="ce1">
            <text:p>37.2171</text:p>
          </table:table-cell>
          <table:table-cell office:value-type="float" office:value="88.248800000000003" table:style-name="ce1">
            <text:p>88.2488</text:p>
          </table:table-cell>
          <table:table-cell office:value-type="float" office:value="173.501" table:style-name="ce1">
            <text:p>173.501</text:p>
          </table:table-cell>
          <table:table-cell office:value-type="float" office:value="277.42399999999998" table:style-name="ce1">
            <text:p>277.424</text:p>
          </table:table-cell>
          <table:table-cell office:value-type="float" office:value="448.79899999999998" table:style-name="ce1">
            <text:p>448.799</text:p>
          </table:table-cell>
          <table:table-cell office:value-type="float" office:value="683.08299999999997" table:style-name="ce1">
            <text:p>683.083</text:p>
          </table:table-cell>
          <table:table-cell table:number-columns-repeated="16376" table:style-name="ce1"/>
        </table:table-row>
        <table:table-row table:style-name="ro1">
          <table:table-cell office:value-type="float" office:value="1.9876499999999999" table:style-name="ce1">
            <text:p>1.98765</text:p>
          </table:table-cell>
          <table:table-cell office:value-type="float" office:value="11.1759" table:style-name="ce1">
            <text:p>11.1759</text:p>
          </table:table-cell>
          <table:table-cell office:value-type="float" office:value="36.067100000000003" table:style-name="ce1">
            <text:p>36.0671</text:p>
          </table:table-cell>
          <table:table-cell office:value-type="float" office:value="87.760099999999994" table:style-name="ce1">
            <text:p>87.7601</text:p>
          </table:table-cell>
          <table:table-cell office:value-type="float" office:value="167.39" table:style-name="ce1">
            <text:p>167.39</text:p>
          </table:table-cell>
          <table:table-cell office:value-type="float" office:value="278.44099999999997" table:style-name="ce1">
            <text:p>278.441</text:p>
          </table:table-cell>
          <table:table-cell office:value-type="float" office:value="461.72300000000001" table:style-name="ce1">
            <text:p>461.723</text:p>
          </table:table-cell>
          <table:table-cell office:value-type="float" office:value="677.30799999999999" table:style-name="ce1">
            <text:p>677.308</text:p>
          </table:table-cell>
          <table:table-cell table:number-columns-repeated="16376" table:style-name="ce1"/>
        </table:table-row>
        <table:table-row table:style-name="ro1">
          <table:table-cell office:value-type="float" office:value="2.0910299999999999" table:style-name="ce1">
            <text:p>2.09103</text:p>
          </table:table-cell>
          <table:table-cell office:value-type="float" office:value="11.454700000000001" table:style-name="ce1">
            <text:p>11.4547</text:p>
          </table:table-cell>
          <table:table-cell office:value-type="float" office:value="37.086399999999998" table:style-name="ce1">
            <text:p>37.0864</text:p>
          </table:table-cell>
          <table:table-cell office:value-type="float" office:value="87.028800000000004" table:style-name="ce1">
            <text:p>87.0288</text:p>
          </table:table-cell>
          <table:table-cell office:value-type="float" office:value="172.79400000000001" table:style-name="ce1">
            <text:p>172.794</text:p>
          </table:table-cell>
          <table:table-cell office:value-type="float" office:value="274.399" table:style-name="ce1">
            <text:p>274.399</text:p>
          </table:table-cell>
          <table:table-cell office:value-type="float" office:value="452.74400000000003" table:style-name="ce1">
            <text:p>452.744</text:p>
          </table:table-cell>
          <table:table-cell office:value-type="float" office:value="676.82299999999998" table:style-name="ce1">
            <text:p>676.823</text:p>
          </table:table-cell>
          <table:table-cell table:number-columns-repeated="16376" table:style-name="ce1"/>
        </table:table-row>
        <table:table-row table:style-name="ro1">
          <table:table-cell office:value-type="float" office:value="2.04094" table:style-name="ce1">
            <text:p>2.04094</text:p>
          </table:table-cell>
          <table:table-cell office:value-type="float" office:value="11.521100000000001" table:style-name="ce1">
            <text:p>11.5211</text:p>
          </table:table-cell>
          <table:table-cell office:value-type="float" office:value="36.960299999999997" table:style-name="ce1">
            <text:p>36.9603</text:p>
          </table:table-cell>
          <table:table-cell office:value-type="float" office:value="83.813400000000001" table:style-name="ce1">
            <text:p>83.8134</text:p>
          </table:table-cell>
          <table:table-cell office:value-type="float" office:value="162.642" table:style-name="ce1">
            <text:p>162.642</text:p>
          </table:table-cell>
          <table:table-cell office:value-type="float" office:value="275.56099999999998" table:style-name="ce1">
            <text:p>275.561</text:p>
          </table:table-cell>
          <table:table-cell office:value-type="float" office:value="458.09199999999998" table:style-name="ce1">
            <text:p>458.092</text:p>
          </table:table-cell>
          <table:table-cell office:value-type="float" office:value="676.69600000000003" table:style-name="ce1">
            <text:p>676.696</text:p>
          </table:table-cell>
          <table:table-cell table:number-columns-repeated="16376" table:style-name="ce1"/>
        </table:table-row>
        <table:table-row table:style-name="ro1">
          <table:table-cell office:value-type="float" office:value="2.0619100000000001" table:style-name="ce1">
            <text:p>2.06191</text:p>
          </table:table-cell>
          <table:table-cell office:value-type="float" office:value="11.441000000000001" table:style-name="ce1">
            <text:p>11.441</text:p>
          </table:table-cell>
          <table:table-cell office:value-type="float" office:value="37.042099999999998" table:style-name="ce1">
            <text:p>37.0421</text:p>
          </table:table-cell>
          <table:table-cell office:value-type="float" office:value="88.623000000000005" table:style-name="ce1">
            <text:p>88.623</text:p>
          </table:table-cell>
          <table:table-cell office:value-type="float" office:value="171.03299999999999" table:style-name="ce1">
            <text:p>171.033</text:p>
          </table:table-cell>
          <table:table-cell office:value-type="float" office:value="273.91899999999998" table:style-name="ce1">
            <text:p>273.919</text:p>
          </table:table-cell>
          <table:table-cell office:value-type="float" office:value="446.54899999999998" table:style-name="ce1">
            <text:p>446.549</text:p>
          </table:table-cell>
          <table:table-cell office:value-type="float" office:value="662.00400000000002" table:style-name="ce1">
            <text:p>662.004</text:p>
          </table:table-cell>
          <table:table-cell table:number-columns-repeated="16376" table:style-name="ce1"/>
        </table:table-row>
        <table:table-row table:style-name="ro1">
          <table:table-cell office:value-type="float" office:value="2.1259800000000002" table:style-name="ce1">
            <text:p>2.12598</text:p>
          </table:table-cell>
          <table:table-cell office:value-type="float" office:value="11.3347" table:style-name="ce1">
            <text:p>11.3347</text:p>
          </table:table-cell>
          <table:table-cell office:value-type="float" office:value="36.999600000000001" table:style-name="ce1">
            <text:p>36.9996</text:p>
          </table:table-cell>
          <table:table-cell office:value-type="float" office:value="88.732200000000006" table:style-name="ce1">
            <text:p>88.7322</text:p>
          </table:table-cell>
          <table:table-cell office:value-type="float" office:value="163.988" table:style-name="ce1">
            <text:p>163.988</text:p>
          </table:table-cell>
          <table:table-cell office:value-type="float" office:value="274.61200000000002" table:style-name="ce1">
            <text:p>274.612</text:p>
          </table:table-cell>
          <table:table-cell office:value-type="float" office:value="454.40499999999997" table:style-name="ce1">
            <text:p>454.405</text:p>
          </table:table-cell>
          <table:table-cell office:value-type="float" office:value="677.23299999999995" table:style-name="ce1">
            <text:p>677.233</text:p>
          </table:table-cell>
          <table:table-cell office:value-type="float" office:value="962.87" table:style-name="ce1">
            <text:p>962.87</text:p>
          </table:table-cell>
          <table:table-cell table:number-columns-repeated="16375"/>
        </table:table-row>
        <table:table-row table:style-name="ro1">
          <table:table-cell office:value-type="float" office:value="2.0263800000000001" table:style-name="ce1">
            <text:p>2.02638</text:p>
          </table:table-cell>
          <table:table-cell office:value-type="float" office:value="11.3789" table:style-name="ce1">
            <text:p>11.3789</text:p>
          </table:table-cell>
          <table:table-cell office:value-type="float" office:value="37.146999999999998" table:style-name="ce1">
            <text:p>37.147</text:p>
          </table:table-cell>
          <table:table-cell office:value-type="float" office:value="87.784300000000002" table:style-name="ce1">
            <text:p>87.7843</text:p>
          </table:table-cell>
          <table:table-cell office:value-type="float" office:value="172.06399999999999" table:style-name="ce1">
            <text:p>172.064</text:p>
          </table:table-cell>
          <table:table-cell office:value-type="float" office:value="276.04899999999998" table:style-name="ce1">
            <text:p>276.049</text:p>
          </table:table-cell>
          <table:table-cell office:value-type="float" office:value="456.887" table:style-name="ce1">
            <text:p>456.887</text:p>
          </table:table-cell>
          <table:table-cell office:value-type="float" office:value="676.52800000000002" table:style-name="ce1">
            <text:p>676.528</text:p>
          </table:table-cell>
          <table:table-cell office:value-type="float" office:value="977.27800000000002" table:style-name="ce1">
            <text:p>977.278</text:p>
          </table:table-cell>
          <table:table-cell table:number-columns-repeated="16375" table:style-name="ce1"/>
        </table:table-row>
        <table:table-row table:style-name="ro1">
          <table:table-cell office:value-type="float" office:value="2.0432700000000001" table:style-name="ce1">
            <text:p>2.04327</text:p>
          </table:table-cell>
          <table:table-cell office:value-type="float" office:value="11.311400000000001" table:style-name="ce1">
            <text:p>11.3114</text:p>
          </table:table-cell>
          <table:table-cell office:value-type="float" office:value="36.020499999999998" table:style-name="ce1">
            <text:p>36.0205</text:p>
          </table:table-cell>
          <table:table-cell office:value-type="float" office:value="86.252099999999999" table:style-name="ce1">
            <text:p>86.2521</text:p>
          </table:table-cell>
          <table:table-cell office:value-type="float" office:value="163.37899999999999" table:style-name="ce1">
            <text:p>163.379</text:p>
          </table:table-cell>
          <table:table-cell office:value-type="float" office:value="274.28800000000001" table:style-name="ce1">
            <text:p>274.288</text:p>
          </table:table-cell>
          <table:table-cell office:value-type="float" office:value="453.077" table:style-name="ce1">
            <text:p>453.077</text:p>
          </table:table-cell>
          <table:table-cell office:value-type="float" office:value="679.81799999999998" table:style-name="ce1">
            <text:p>679.818</text:p>
          </table:table-cell>
          <table:table-cell office:value-type="float" office:value="951.68200000000002" table:style-name="ce1">
            <text:p>951.682</text:p>
          </table:table-cell>
          <table:table-cell table:number-columns-repeated="16375" table:style-name="ce1"/>
        </table:table-row>
        <table:table-row table:style-name="ro1">
          <table:table-cell office:value-type="float" office:value="2.1565599999999998" table:style-name="ce1">
            <text:p>2.15656</text:p>
          </table:table-cell>
          <table:table-cell office:value-type="float" office:value="11.4681" table:style-name="ce1">
            <text:p>11.4681</text:p>
          </table:table-cell>
          <table:table-cell office:value-type="float" office:value="37.399500000000003" table:style-name="ce1">
            <text:p>37.3995</text:p>
          </table:table-cell>
          <table:table-cell office:value-type="float" office:value="85.051100000000005" table:style-name="ce1">
            <text:p>85.0511</text:p>
          </table:table-cell>
          <table:table-cell office:value-type="float" office:value="170.815" table:style-name="ce1">
            <text:p>170.815</text:p>
          </table:table-cell>
          <table:table-cell office:value-type="float" office:value="294.59800000000001" table:style-name="ce1">
            <text:p>294.598</text:p>
          </table:table-cell>
          <table:table-cell office:value-type="float" office:value="451.98500000000001" table:style-name="ce1">
            <text:p>451.985</text:p>
          </table:table-cell>
          <table:table-cell office:value-type="float" office:value="677.46799999999996" table:style-name="ce1">
            <text:p>677.468</text:p>
          </table:table-cell>
          <table:table-cell office:value-type="float" office:value="951.81" table:style-name="ce1">
            <text:p>951.81</text:p>
          </table:table-cell>
          <table:table-cell table:number-columns-repeated="16375" table:style-name="ce1"/>
        </table:table-row>
        <table:table-row table:style-name="ro1">
          <table:table-cell office:value-type="float" office:value="2.0709399999999998" table:style-name="ce1">
            <text:p>2.07094</text:p>
          </table:table-cell>
          <table:table-cell office:value-type="float" office:value="11.332000000000001" table:style-name="ce1">
            <text:p>11.332</text:p>
          </table:table-cell>
          <table:table-cell office:value-type="float" office:value="37.0867" table:style-name="ce1">
            <text:p>37.0867</text:p>
          </table:table-cell>
          <table:table-cell office:value-type="float" office:value="85.271199999999993" table:style-name="ce1">
            <text:p>85.2712</text:p>
          </table:table-cell>
          <table:table-cell office:value-type="float" office:value="170.97499999999999" table:style-name="ce1">
            <text:p>170.975</text:p>
          </table:table-cell>
          <table:table-cell office:value-type="float" office:value="297.93700000000001" table:style-name="ce1">
            <text:p>297.937</text:p>
          </table:table-cell>
          <table:table-cell office:value-type="float" office:value="461.91500000000002" table:style-name="ce1">
            <text:p>461.915</text:p>
          </table:table-cell>
          <table:table-cell office:value-type="float" office:value="679.13300000000004" table:style-name="ce1">
            <text:p>679.133</text:p>
          </table:table-cell>
          <table:table-cell office:value-type="float" office:value="952.84100000000001" table:style-name="ce1">
            <text:p>952.841</text:p>
          </table:table-cell>
          <table:table-cell table:number-columns-repeated="16375" table:style-name="ce1"/>
        </table:table-row>
        <table:table-row table:style-name="ro1">
          <table:table-cell office:value-type="float" office:value="2.1306400000000001" table:style-name="ce1">
            <text:p>2.13064</text:p>
          </table:table-cell>
          <table:table-cell office:value-type="float" office:value="11.487299999999999" table:style-name="ce1">
            <text:p>11.4873</text:p>
          </table:table-cell>
          <table:table-cell office:value-type="float" office:value="35.959000000000003" table:style-name="ce1">
            <text:p>35.959</text:p>
          </table:table-cell>
          <table:table-cell office:value-type="float" office:value="88.859800000000007" table:style-name="ce1">
            <text:p>88.8598</text:p>
          </table:table-cell>
          <table:table-cell office:value-type="float" office:value="162.69900000000001" table:style-name="ce1">
            <text:p>162.699</text:p>
          </table:table-cell>
          <table:table-cell office:value-type="float" office:value="285.21899999999999" table:style-name="ce1">
            <text:p>285.219</text:p>
          </table:table-cell>
          <table:table-cell office:value-type="float" office:value="453.12599999999998" table:style-name="ce1">
            <text:p>453.126</text:p>
          </table:table-cell>
          <table:table-cell office:value-type="float" office:value="676.00300000000004" table:style-name="ce1">
            <text:p>676.003</text:p>
          </table:table-cell>
          <table:table-cell office:value-type="float" office:value="952.28599999999994" table:style-name="ce1">
            <text:p>952.286</text:p>
          </table:table-cell>
          <table:table-cell table:number-columns-repeated="16375" table:style-name="ce1"/>
        </table:table-row>
        <table:table-row table:style-name="ro1">
          <table:table-cell office:value-type="float" office:value="2.08026" table:style-name="ce1">
            <text:p>2.08026</text:p>
          </table:table-cell>
          <table:table-cell office:value-type="float" office:value="11.1465" table:style-name="ce1">
            <text:p>11.1465</text:p>
          </table:table-cell>
          <table:table-cell office:value-type="float" office:value="35.553100000000001" table:style-name="ce1">
            <text:p>35.5531</text:p>
          </table:table-cell>
          <table:table-cell office:value-type="float" office:value="85.654499999999999" table:style-name="ce1">
            <text:p>85.6545</text:p>
          </table:table-cell>
          <table:table-cell office:value-type="float" office:value="172.256" table:style-name="ce1">
            <text:p>172.256</text:p>
          </table:table-cell>
          <table:table-cell office:value-type="float" office:value="284.392" table:style-name="ce1">
            <text:p>284.392</text:p>
          </table:table-cell>
          <table:table-cell office:value-type="float" office:value="451.63499999999999" table:style-name="ce1">
            <text:p>451.635</text:p>
          </table:table-cell>
          <table:table-cell office:value-type="float" office:value="675.07899999999995" table:style-name="ce1">
            <text:p>675.079</text:p>
          </table:table-cell>
          <table:table-cell office:value-type="float" office:value="962.86900000000003" table:style-name="ce1">
            <text:p>962.869</text:p>
          </table:table-cell>
          <table:table-cell table:number-columns-repeated="16375" table:style-name="ce1"/>
        </table:table-row>
        <table:table-row table:style-name="ro1">
          <table:table-cell office:value-type="float" office:value="2.2084000000000001" table:style-name="ce1">
            <text:p>2.2084</text:p>
          </table:table-cell>
          <table:table-cell office:value-type="float" office:value="11.4657" table:style-name="ce1">
            <text:p>11.4657</text:p>
          </table:table-cell>
          <table:table-cell office:value-type="float" office:value="37.2029" table:style-name="ce1">
            <text:p>37.2029</text:p>
          </table:table-cell>
          <table:table-cell office:value-type="float" office:value="84.3673" table:style-name="ce1">
            <text:p>84.3673</text:p>
          </table:table-cell>
          <table:table-cell office:value-type="float" office:value="162.744" table:style-name="ce1">
            <text:p>162.744</text:p>
          </table:table-cell>
          <table:table-cell office:value-type="float" office:value="293.62200000000001" table:style-name="ce1">
            <text:p>293.622</text:p>
          </table:table-cell>
          <table:table-cell office:value-type="float" office:value="445.41" table:style-name="ce1">
            <text:p>445.41</text:p>
          </table:table-cell>
          <table:table-cell office:value-type="float" office:value="672.44100000000003" table:style-name="ce1">
            <text:p>672.441</text:p>
          </table:table-cell>
          <table:table-cell office:value-type="float" office:value="948.904" table:style-name="ce1">
            <text:p>948.904</text:p>
          </table:table-cell>
          <table:table-cell table:number-columns-repeated="16375" table:style-name="ce1"/>
        </table:table-row>
        <table:table-row table:style-name="ro1">
          <table:table-cell office:value-type="float" office:value="2.1632600000000002" table:style-name="ce1">
            <text:p>2.16326</text:p>
          </table:table-cell>
          <table:table-cell office:value-type="float" office:value="11.408099999999999" table:style-name="ce1">
            <text:p>11.4081</text:p>
          </table:table-cell>
          <table:table-cell office:value-type="float" office:value="37.149299999999997" table:style-name="ce1">
            <text:p>37.1493</text:p>
          </table:table-cell>
          <table:table-cell office:value-type="float" office:value="88.849599999999995" table:style-name="ce1">
            <text:p>88.8496</text:p>
          </table:table-cell>
          <table:table-cell office:value-type="float" office:value="167.52600000000001" table:style-name="ce1">
            <text:p>167.526</text:p>
          </table:table-cell>
          <table:table-cell office:value-type="float" office:value="285.245" table:style-name="ce1">
            <text:p>285.245</text:p>
          </table:table-cell>
          <table:table-cell office:value-type="float" office:value="452.68700000000001" table:style-name="ce1">
            <text:p>452.687</text:p>
          </table:table-cell>
          <table:table-cell office:value-type="float" office:value="670.53399999999999" table:style-name="ce1">
            <text:p>670.534</text:p>
          </table:table-cell>
          <table:table-cell office:value-type="float" office:value="952.60400000000004" table:style-name="ce1">
            <text:p>952.604</text:p>
          </table:table-cell>
          <table:table-cell office:value-type="float" office:value="2284.54" table:style-name="ce1">
            <text:p>2284.54</text:p>
          </table:table-cell>
          <table:table-cell table:number-columns-repeated="16374"/>
        </table:table-row>
        <table:table-row table:style-name="ro1">
          <table:table-cell office:value-type="float" office:value="2.0884100000000001" table:style-name="ce1">
            <text:p>2.08841</text:p>
          </table:table-cell>
          <table:table-cell office:value-type="float" office:value="11.428699999999999" table:style-name="ce1">
            <text:p>11.4287</text:p>
          </table:table-cell>
          <table:table-cell office:value-type="float" office:value="35.897599999999997" table:style-name="ce1">
            <text:p>35.8976</text:p>
          </table:table-cell>
          <table:table-cell office:value-type="float" office:value="83.813900000000004" table:style-name="ce1">
            <text:p>83.8139</text:p>
          </table:table-cell>
          <table:table-cell office:value-type="float" office:value="163.16800000000001" table:style-name="ce1">
            <text:p>163.168</text:p>
          </table:table-cell>
          <table:table-cell office:value-type="float" office:value="280.87799999999999" table:style-name="ce1">
            <text:p>280.878</text:p>
          </table:table-cell>
          <table:table-cell office:value-type="float" office:value="448.238" table:style-name="ce1">
            <text:p>448.238</text:p>
          </table:table-cell>
          <table:table-cell office:value-type="float" office:value="682.10500000000002" table:style-name="ce1">
            <text:p>682.105</text:p>
          </table:table-cell>
          <table:table-cell office:value-type="float" office:value="954.10299999999995" table:style-name="ce1">
            <text:p>954.103</text:p>
          </table:table-cell>
          <table:table-cell office:value-type="float" office:value="2300.5" table:style-name="ce1">
            <text:p>2300.5</text:p>
          </table:table-cell>
          <table:table-cell table:number-columns-repeated="16374"/>
        </table:table-row>
        <table:table-row table:style-name="ro1">
          <table:table-cell office:value-type="float" office:value="2.08026" table:style-name="ce1">
            <text:p>2.08026</text:p>
          </table:table-cell>
          <table:table-cell office:value-type="float" office:value="11.166600000000001" table:style-name="ce1">
            <text:p>11.1666</text:p>
          </table:table-cell>
          <table:table-cell office:value-type="float" office:value="37.296100000000003" table:style-name="ce1">
            <text:p>37.2961</text:p>
          </table:table-cell>
          <table:table-cell office:value-type="float" office:value="83.694500000000005" table:style-name="ce1">
            <text:p>83.6945</text:p>
          </table:table-cell>
          <table:table-cell office:value-type="float" office:value="163.28200000000001" table:style-name="ce1">
            <text:p>163.282</text:p>
          </table:table-cell>
          <table:table-cell office:value-type="float" office:value="285.57900000000001" table:style-name="ce1">
            <text:p>285.579</text:p>
          </table:table-cell>
          <table:table-cell office:value-type="float" office:value="444.86700000000002" table:style-name="ce1">
            <text:p>444.867</text:p>
          </table:table-cell>
          <table:table-cell office:value-type="float" office:value="678.76199999999994" table:style-name="ce1">
            <text:p>678.762</text:p>
          </table:table-cell>
          <table:table-cell office:value-type="float" office:value="959.03599999999994" table:style-name="ce1">
            <text:p>959.036</text:p>
          </table:table-cell>
          <table:table-cell office:value-type="float" office:value="2300.5" table:style-name="ce1">
            <text:p>2300.5</text:p>
          </table:table-cell>
          <table:table-cell table:number-columns-repeated="16374"/>
        </table:table-row>
        <table:table-row table:style-name="ro1">
          <table:table-cell office:value-type="float" office:value="2.0313300000000001" table:style-name="ce1">
            <text:p>2.03133</text:p>
          </table:table-cell>
          <table:table-cell office:value-type="float" office:value="11.1457" table:style-name="ce1">
            <text:p>11.1457</text:p>
          </table:table-cell>
          <table:table-cell office:value-type="float" office:value="36.121499999999997" table:style-name="ce1">
            <text:p>36.1215</text:p>
          </table:table-cell>
          <table:table-cell office:value-type="float" office:value="87.876000000000005" table:style-name="ce1">
            <text:p>87.876</text:p>
          </table:table-cell>
          <table:table-cell office:value-type="float" office:value="163.429" table:style-name="ce1">
            <text:p>163.429</text:p>
          </table:table-cell>
          <table:table-cell office:value-type="float" office:value="280.19600000000003" table:style-name="ce1">
            <text:p>280.196</text:p>
          </table:table-cell>
          <table:table-cell office:value-type="float" office:value="452.15499999999997" table:style-name="ce1">
            <text:p>452.155</text:p>
          </table:table-cell>
          <table:table-cell office:value-type="float" office:value="680.96500000000003" table:style-name="ce1">
            <text:p>680.965</text:p>
          </table:table-cell>
          <table:table-cell office:value-type="float" office:value="953.16499999999996" table:style-name="ce1">
            <text:p>953.165</text:p>
          </table:table-cell>
          <table:table-cell office:value-type="float" office:value="2313.15" table:style-name="ce1">
            <text:p>2313.15</text:p>
          </table:table-cell>
          <table:table-cell table:number-columns-repeated="16374"/>
        </table:table-row>
        <table:table-row table:style-name="ro1">
          <table:table-cell office:value-type="float" office:value="2.0983100000000001" table:style-name="ce1">
            <text:p>2.09831</text:p>
          </table:table-cell>
          <table:table-cell office:value-type="float" office:value="11.305" table:style-name="ce1">
            <text:p>11.305</text:p>
          </table:table-cell>
          <table:table-cell office:value-type="float" office:value="35.915599999999998" table:style-name="ce1">
            <text:p>35.9156</text:p>
          </table:table-cell>
          <table:table-cell office:value-type="float" office:value="83.689899999999994" table:style-name="ce1">
            <text:p>83.6899</text:p>
          </table:table-cell>
          <table:table-cell office:value-type="float" office:value="173.10599999999999" table:style-name="ce1">
            <text:p>173.106</text:p>
          </table:table-cell>
          <table:table-cell office:value-type="float" office:value="284.24900000000002" table:style-name="ce1">
            <text:p>284.249</text:p>
          </table:table-cell>
          <table:table-cell office:value-type="float" office:value="447.61500000000001" table:style-name="ce1">
            <text:p>447.615</text:p>
          </table:table-cell>
          <table:table-cell office:value-type="float" office:value="677.61099999999999" table:style-name="ce1">
            <text:p>677.611</text:p>
          </table:table-cell>
          <table:table-cell office:value-type="float" office:value="942.11500000000001" table:style-name="ce1">
            <text:p>942.115</text:p>
          </table:table-cell>
          <table:table-cell office:value-type="float" office:value="2325.21" table:style-name="ce1">
            <text:p>2325.21</text:p>
          </table:table-cell>
          <table:table-cell table:number-columns-repeated="16374"/>
        </table:table-row>
        <table:table-row table:style-name="ro1">
          <table:table-cell office:value-type="float" office:value="2.0869499999999999" table:style-name="ce1">
            <text:p>2.08695</text:p>
          </table:table-cell>
          <table:table-cell office:value-type="float" office:value="11.327999999999999" table:style-name="ce1">
            <text:p>11.328</text:p>
          </table:table-cell>
          <table:table-cell office:value-type="float" office:value="37.139699999999998" table:style-name="ce1">
            <text:p>37.1397</text:p>
          </table:table-cell>
          <table:table-cell office:value-type="float" office:value="86.481300000000005" table:style-name="ce1">
            <text:p>86.4813</text:p>
          </table:table-cell>
          <table:table-cell office:value-type="float" office:value="162.636" table:style-name="ce1">
            <text:p>162.636</text:p>
          </table:table-cell>
          <table:table-cell office:value-type="float" office:value="281.37700000000001" table:style-name="ce1">
            <text:p>281.377</text:p>
          </table:table-cell>
          <table:table-cell office:value-type="float" office:value="451.654" table:style-name="ce1">
            <text:p>451.654</text:p>
          </table:table-cell>
          <table:table-cell office:value-type="float" office:value="676.09299999999996" table:style-name="ce1">
            <text:p>676.093</text:p>
          </table:table-cell>
          <table:table-cell office:value-type="float" office:value="965.08600000000001" table:style-name="ce1">
            <text:p>965.086</text:p>
          </table:table-cell>
          <table:table-cell office:value-type="float" office:value="2302.77" table:style-name="ce1">
            <text:p>2302.77</text:p>
          </table:table-cell>
          <table:table-cell table:number-columns-repeated="16374"/>
        </table:table-row>
        <table:table-row table:style-name="ro1">
          <table:table-cell office:value-type="float" office:value="2.1187" table:style-name="ce1">
            <text:p>2.1187</text:p>
          </table:table-cell>
          <table:table-cell office:value-type="float" office:value="11.2281" table:style-name="ce1">
            <text:p>11.2281</text:p>
          </table:table-cell>
          <table:table-cell office:value-type="float" office:value="37.087600000000002" table:style-name="ce1">
            <text:p>37.0876</text:p>
          </table:table-cell>
          <table:table-cell office:value-type="float" office:value="82.859300000000005" table:style-name="ce1">
            <text:p>82.8593</text:p>
          </table:table-cell>
          <table:table-cell office:value-type="float" office:value="169.41" table:style-name="ce1">
            <text:p>169.41</text:p>
          </table:table-cell>
          <table:table-cell office:value-type="float" office:value="277.21899999999999" table:style-name="ce1">
            <text:p>277.219</text:p>
          </table:table-cell>
          <table:table-cell office:value-type="float" office:value="448.61599999999999" table:style-name="ce1">
            <text:p>448.616</text:p>
          </table:table-cell>
          <table:table-cell office:value-type="float" office:value="678.96400000000006" table:style-name="ce1">
            <text:p>678.964</text:p>
          </table:table-cell>
          <table:table-cell office:value-type="float" office:value="962.13800000000003" table:style-name="ce1">
            <text:p>962.138</text:p>
          </table:table-cell>
          <table:table-cell office:value-type="float" office:value="2298.0300000000002" table:style-name="ce1">
            <text:p>2298.03</text:p>
          </table:table-cell>
          <table:table-cell table:number-columns-repeated="16374"/>
        </table:table-row>
        <table:table-row table:style-name="ro1">
          <table:table-cell office:value-type="float" office:value="2.1478199999999998" table:style-name="ce1">
            <text:p>2.14782</text:p>
          </table:table-cell>
          <table:table-cell office:value-type="float" office:value="11.3376" table:style-name="ce1">
            <text:p>11.3376</text:p>
          </table:table-cell>
          <table:table-cell office:value-type="float" office:value="35.962499999999999" table:style-name="ce1">
            <text:p>35.9625</text:p>
          </table:table-cell>
          <table:table-cell office:value-type="float" office:value="85.163499999999999" table:style-name="ce1">
            <text:p>85.1635</text:p>
          </table:table-cell>
          <table:table-cell office:value-type="float" office:value="160.89599999999999" table:style-name="ce1">
            <text:p>160.896</text:p>
          </table:table-cell>
          <table:table-cell office:value-type="float" office:value="277.15800000000002" table:style-name="ce1">
            <text:p>277.158</text:p>
          </table:table-cell>
          <table:table-cell office:value-type="float" office:value="451.89100000000002" table:style-name="ce1">
            <text:p>451.891</text:p>
          </table:table-cell>
          <table:table-cell office:value-type="float" office:value="677.03499999999997" table:style-name="ce1">
            <text:p>677.035</text:p>
          </table:table-cell>
          <table:table-cell office:value-type="float" office:value="955.947" table:style-name="ce1">
            <text:p>955.947</text:p>
          </table:table-cell>
          <table:table-cell office:value-type="float" office:value="2310.46" table:style-name="ce1">
            <text:p>2310.46</text:p>
          </table:table-cell>
          <table:table-cell table:number-columns-repeated="16374"/>
        </table:table-row>
        <table:table-row table:style-name="ro1">
          <table:table-cell office:value-type="float" office:value="1.9730799999999999" table:style-name="ce1">
            <text:p>1.97308</text:p>
          </table:table-cell>
          <table:table-cell office:value-type="float" office:value="11.286" table:style-name="ce1">
            <text:p>11.286</text:p>
          </table:table-cell>
          <table:table-cell office:value-type="float" office:value="36.603200000000001" table:style-name="ce1">
            <text:p>36.6032</text:p>
          </table:table-cell>
          <table:table-cell office:value-type="float" office:value="87.369900000000001" table:style-name="ce1">
            <text:p>87.3699</text:p>
          </table:table-cell>
          <table:table-cell office:value-type="float" office:value="171.40299999999999" table:style-name="ce1">
            <text:p>171.403</text:p>
          </table:table-cell>
          <table:table-cell office:value-type="float" office:value="278.387" table:style-name="ce1">
            <text:p>278.387</text:p>
          </table:table-cell>
          <table:table-cell office:value-type="float" office:value="452.03" table:style-name="ce1">
            <text:p>452.03</text:p>
          </table:table-cell>
          <table:table-cell office:value-type="float" office:value="678.16" table:style-name="ce1">
            <text:p>678.16</text:p>
          </table:table-cell>
          <table:table-cell office:value-type="float" office:value="961.83399999999995" table:style-name="ce1">
            <text:p>961.834</text:p>
          </table:table-cell>
          <table:table-cell office:value-type="float" office:value="2308.89" table:style-name="ce1">
            <text:p>2308.89</text:p>
          </table:table-cell>
          <table:table-cell table:number-columns-repeated="16374"/>
        </table:table-row>
        <table:table-row table:style-name="ro1">
          <table:table-cell office:value-type="float" office:value="2.03511" table:style-name="ce1">
            <text:p>2.03511</text:p>
          </table:table-cell>
          <table:table-cell office:value-type="float" office:value="11.603199999999999" table:style-name="ce1">
            <text:p>11.6032</text:p>
          </table:table-cell>
          <table:table-cell office:value-type="float" office:value="36.055999999999997" table:style-name="ce1">
            <text:p>36.056</text:p>
          </table:table-cell>
          <table:table-cell office:value-type="float" office:value="84" table:style-name="ce1">
            <text:p>84</text:p>
          </table:table-cell>
          <table:table-cell office:value-type="float" office:value="173.209" table:style-name="ce1">
            <text:p>173.209</text:p>
          </table:table-cell>
          <table:table-cell office:value-type="float" office:value="274.529" table:style-name="ce1">
            <text:p>274.529</text:p>
          </table:table-cell>
          <table:table-cell office:value-type="float" office:value="444.315" table:style-name="ce1">
            <text:p>444.315</text:p>
          </table:table-cell>
          <table:table-cell office:value-type="float" office:value="675.71799999999996" table:style-name="ce1">
            <text:p>675.718</text:p>
          </table:table-cell>
          <table:table-cell office:value-type="float" office:value="967.33600000000001" table:style-name="ce1">
            <text:p>967.336</text:p>
          </table:table-cell>
          <table:table-cell office:value-type="float" office:value="2303.69" table:style-name="ce1">
            <text:p>2303.69</text:p>
          </table:table-cell>
          <table:table-cell table:number-columns-repeated="16374"/>
        </table:table-row>
        <table:table-row table:style-name="ro1">
          <table:table-cell office:value-type="float" office:value="2.06162" table:style-name="ce1">
            <text:p>2.06162</text:p>
          </table:table-cell>
          <table:table-cell office:value-type="float" office:value="11.4459" table:style-name="ce1">
            <text:p>11.4459</text:p>
          </table:table-cell>
          <table:table-cell office:value-type="float" office:value="35.652700000000003" table:style-name="ce1">
            <text:p>35.6527</text:p>
          </table:table-cell>
          <table:table-cell office:value-type="float" office:value="84.367900000000006" table:style-name="ce1">
            <text:p>84.3679</text:p>
          </table:table-cell>
          <table:table-cell office:value-type="float" office:value="166.94800000000001" table:style-name="ce1">
            <text:p>166.948</text:p>
          </table:table-cell>
          <table:table-cell office:value-type="float" office:value="284.48" table:style-name="ce1">
            <text:p>284.48</text:p>
          </table:table-cell>
          <table:table-cell office:value-type="float" office:value="452.02199999999999" table:style-name="ce1">
            <text:p>452.022</text:p>
          </table:table-cell>
          <table:table-cell office:value-type="float" office:value="675.476" table:style-name="ce1">
            <text:p>675.476</text:p>
          </table:table-cell>
          <table:table-cell office:value-type="float" office:value="943.18299999999999" table:style-name="ce1">
            <text:p>943.183</text:p>
          </table:table-cell>
          <table:table-cell office:value-type="float" office:value="2302.59" table:style-name="ce1">
            <text:p>2302.59</text:p>
          </table:table-cell>
          <table:table-cell table:number-columns-repeated="16374"/>
        </table:table-row>
        <table:table-row table:style-name="ro1">
          <table:table-cell office:value-type="float" office:value="2.0997699999999999" table:style-name="ce1">
            <text:p>2.09977</text:p>
          </table:table-cell>
          <table:table-cell office:value-type="float" office:value="11.122400000000001" table:style-name="ce1">
            <text:p>11.1224</text:p>
          </table:table-cell>
          <table:table-cell office:value-type="float" office:value="36.981499999999997" table:style-name="ce1">
            <text:p>36.9815</text:p>
          </table:table-cell>
          <table:table-cell office:value-type="float" office:value="83.783900000000003" table:style-name="ce1">
            <text:p>83.7839</text:p>
          </table:table-cell>
          <table:table-cell office:value-type="float" office:value="173.245" table:style-name="ce1">
            <text:p>173.245</text:p>
          </table:table-cell>
          <table:table-cell office:value-type="float" office:value="293.82900000000001" table:style-name="ce1">
            <text:p>293.829</text:p>
          </table:table-cell>
          <table:table-cell office:value-type="float" office:value="448.36399999999998" table:style-name="ce1">
            <text:p>448.364</text:p>
          </table:table-cell>
          <table:table-cell office:value-type="float" office:value="675.87800000000004" table:style-name="ce1">
            <text:p>675.878</text:p>
          </table:table-cell>
          <table:table-cell office:value-type="float" office:value="955.096" table:style-name="ce1">
            <text:p>955.096</text:p>
          </table:table-cell>
          <table:table-cell office:value-type="float" office:value="2293.4699999999998" table:style-name="ce1">
            <text:p>2293.47</text:p>
          </table:table-cell>
          <table:table-cell table:number-columns-repeated="16374"/>
        </table:table-row>
        <table:table-row table:style-name="ro1">
          <table:table-cell office:value-type="float" office:value="2.1125799999999999" table:style-name="ce1">
            <text:p>2.11258</text:p>
          </table:table-cell>
          <table:table-cell office:value-type="float" office:value="11.613099999999999" table:style-name="ce1">
            <text:p>11.6131</text:p>
          </table:table-cell>
          <table:table-cell office:value-type="float" office:value="37.224699999999999" table:style-name="ce1">
            <text:p>37.2247</text:p>
          </table:table-cell>
          <table:table-cell office:value-type="float" office:value="88.898799999999994" table:style-name="ce1">
            <text:p>88.8988</text:p>
          </table:table-cell>
          <table:table-cell office:value-type="float" office:value="164.11099999999999" table:style-name="ce1">
            <text:p>164.111</text:p>
          </table:table-cell>
          <table:table-cell office:value-type="float" office:value="295.70800000000003" table:style-name="ce1">
            <text:p>295.708</text:p>
          </table:table-cell>
          <table:table-cell office:value-type="float" office:value="451.76100000000002" table:style-name="ce1">
            <text:p>451.761</text:p>
          </table:table-cell>
          <table:table-cell office:value-type="float" office:value="677.80799999999999" table:style-name="ce1">
            <text:p>677.808</text:p>
          </table:table-cell>
          <table:table-cell office:value-type="float" office:value="950.89300000000003" table:style-name="ce1">
            <text:p>950.893</text:p>
          </table:table-cell>
          <table:table-cell office:value-type="float" office:value="2304.37" table:style-name="ce1">
            <text:p>2304.37</text:p>
          </table:table-cell>
          <table:table-cell table:number-columns-repeated="16374"/>
        </table:table-row>
        <table:table-row table:style-name="ro1">
          <table:table-cell office:value-type="float" office:value="2.1256900000000001" table:style-name="ce1">
            <text:p>2.12569</text:p>
          </table:table-cell>
          <table:table-cell office:value-type="float" office:value="11.431900000000001" table:style-name="ce1">
            <text:p>11.4319</text:p>
          </table:table-cell>
          <table:table-cell office:value-type="float" office:value="35.932499999999997" table:style-name="ce1">
            <text:p>35.9325</text:p>
          </table:table-cell>
          <table:table-cell office:value-type="float" office:value="87.8262" table:style-name="ce1">
            <text:p>87.8262</text:p>
          </table:table-cell>
          <table:table-cell office:value-type="float" office:value="169.05799999999999" table:style-name="ce1">
            <text:p>169.058</text:p>
          </table:table-cell>
          <table:table-cell office:value-type="float" office:value="289.38099999999997" table:style-name="ce1">
            <text:p>289.381</text:p>
          </table:table-cell>
          <table:table-cell office:value-type="float" office:value="452.20499999999998" table:style-name="ce1">
            <text:p>452.205</text:p>
          </table:table-cell>
          <table:table-cell office:value-type="float" office:value="673.62400000000002" table:style-name="ce1">
            <text:p>673.624</text:p>
          </table:table-cell>
          <table:table-cell office:value-type="float" office:value="952.79899999999998" table:style-name="ce1">
            <text:p>952.799</text:p>
          </table:table-cell>
          <table:table-cell office:value-type="float" office:value="2292.64" table:style-name="ce1">
            <text:p>2292.64</text:p>
          </table:table-cell>
          <table:table-cell table:number-columns-repeated="16374"/>
        </table:table-row>
        <table:table-row table:style-name="ro1">
          <table:table-cell office:value-type="float" office:value="1.9168799999999999" table:style-name="ce1">
            <text:p>1.91688</text:p>
          </table:table-cell>
          <table:table-cell office:value-type="float" office:value="11.5799" table:style-name="ce1">
            <text:p>11.5799</text:p>
          </table:table-cell>
          <table:table-cell office:value-type="float" office:value="35.979700000000001" table:style-name="ce1">
            <text:p>35.9797</text:p>
          </table:table-cell>
          <table:table-cell office:value-type="float" office:value="88.658500000000004" table:style-name="ce1">
            <text:p>88.6585</text:p>
          </table:table-cell>
          <table:table-cell office:value-type="float" office:value="164.434" table:style-name="ce1">
            <text:p>164.434</text:p>
          </table:table-cell>
          <table:table-cell office:value-type="float" office:value="280.37400000000002" table:style-name="ce1">
            <text:p>280.374</text:p>
          </table:table-cell>
          <table:table-cell office:value-type="float" office:value="445.24099999999999" table:style-name="ce1">
            <text:p>445.241</text:p>
          </table:table-cell>
          <table:table-cell office:value-type="float" office:value="673.36" table:style-name="ce1">
            <text:p>673.36</text:p>
          </table:table-cell>
          <table:table-cell office:value-type="float" office:value="959.36300000000006" table:style-name="ce1">
            <text:p>959.363</text:p>
          </table:table-cell>
          <table:table-cell office:value-type="float" office:value="2302.13" table:style-name="ce1">
            <text:p>2302.13</text:p>
          </table:table-cell>
          <table:table-cell table:number-columns-repeated="16374"/>
        </table:table-row>
        <table:table-row table:style-name="ro1">
          <table:table-cell office:value-type="float" office:value="2.0860799999999999" table:style-name="ce1">
            <text:p>2.08608</text:p>
          </table:table-cell>
          <table:table-cell office:value-type="float" office:value="11.169499999999999" table:style-name="ce1">
            <text:p>11.1695</text:p>
          </table:table-cell>
          <table:table-cell office:value-type="float" office:value="35.948799999999999" table:style-name="ce1">
            <text:p>35.9488</text:p>
          </table:table-cell>
          <table:table-cell office:value-type="float" office:value="83.839600000000004" table:style-name="ce1">
            <text:p>83.8396</text:p>
          </table:table-cell>
          <table:table-cell office:value-type="float" office:value="172.167" table:style-name="ce1">
            <text:p>172.167</text:p>
          </table:table-cell>
          <table:table-cell office:value-type="float" office:value="279.971" table:style-name="ce1">
            <text:p>279.971</text:p>
          </table:table-cell>
          <table:table-cell office:value-type="float" office:value="452.31200000000001" table:style-name="ce1">
            <text:p>452.312</text:p>
          </table:table-cell>
          <table:table-cell office:value-type="float" office:value="678.46199999999999" table:style-name="ce1">
            <text:p>678.462</text:p>
          </table:table-cell>
          <table:table-cell office:value-type="float" office:value="965.476" table:style-name="ce1">
            <text:p>965.476</text:p>
          </table:table-cell>
          <table:table-cell office:value-type="float" office:value="2303.9699999999998" table:style-name="ce1">
            <text:p>2303.97</text:p>
          </table:table-cell>
          <table:table-cell table:number-columns-repeated="16374"/>
        </table:table-row>
        <table:table-row table:style-name="ro1">
          <table:table-cell office:value-type="float" office:value="2.09802" table:style-name="ce1">
            <text:p>2.09802</text:p>
          </table:table-cell>
          <table:table-cell office:value-type="float" office:value="11.2552" table:style-name="ce1">
            <text:p>11.2552</text:p>
          </table:table-cell>
          <table:table-cell office:value-type="float" office:value="35.971600000000002" table:style-name="ce1">
            <text:p>35.9716</text:p>
          </table:table-cell>
          <table:table-cell office:value-type="float" office:value="83.430700000000002" table:style-name="ce1">
            <text:p>83.4307</text:p>
          </table:table-cell>
          <table:table-cell office:value-type="float" office:value="167.04" table:style-name="ce1">
            <text:p>167.04</text:p>
          </table:table-cell>
          <table:table-cell office:value-type="float" office:value="280.654" table:style-name="ce1">
            <text:p>280.654</text:p>
          </table:table-cell>
          <table:table-cell office:value-type="float" office:value="448.73200000000003" table:style-name="ce1">
            <text:p>448.732</text:p>
          </table:table-cell>
          <table:table-cell office:value-type="float" office:value="676.601" table:style-name="ce1">
            <text:p>676.601</text:p>
          </table:table-cell>
          <table:table-cell office:value-type="float" office:value="951.71100000000001" table:style-name="ce1">
            <text:p>951.711</text:p>
          </table:table-cell>
          <table:table-cell office:value-type="float" office:value="2304.87" table:style-name="ce1">
            <text:p>2304.87</text:p>
          </table:table-cell>
          <table:table-cell table:number-columns-repeated="16374"/>
        </table:table-row>
        <table:table-row table:style-name="ro1">
          <table:table-cell office:value-type="float" office:value="2.0295800000000002" table:style-name="ce1">
            <text:p>2.02958</text:p>
          </table:table-cell>
          <table:table-cell office:value-type="float" office:value="11.4602" table:style-name="ce1">
            <text:p>11.4602</text:p>
          </table:table-cell>
          <table:table-cell office:value-type="float" office:value="36.005600000000001" table:style-name="ce1">
            <text:p>36.0056</text:p>
          </table:table-cell>
          <table:table-cell office:value-type="float" office:value="84.289500000000004" table:style-name="ce1">
            <text:p>84.2895</text:p>
          </table:table-cell>
          <table:table-cell office:value-type="float" office:value="172.08" table:style-name="ce1">
            <text:p>172.08</text:p>
          </table:table-cell>
          <table:table-cell office:value-type="float" office:value="280.26" table:style-name="ce1">
            <text:p>280.26</text:p>
          </table:table-cell>
          <table:table-cell office:value-type="float" office:value="445.529" table:style-name="ce1">
            <text:p>445.529</text:p>
          </table:table-cell>
          <table:table-cell office:value-type="float" office:value="674.67499999999995" table:style-name="ce1">
            <text:p>674.675</text:p>
          </table:table-cell>
          <table:table-cell office:value-type="float" office:value="956.01800000000003" table:style-name="ce1">
            <text:p>956.018</text:p>
          </table:table-cell>
          <table:table-cell office:value-type="float" office:value="2291.9" table:style-name="ce1">
            <text:p>2291.9</text:p>
          </table:table-cell>
          <table:table-cell table:number-columns-repeated="16374"/>
        </table:table-row>
        <table:table-row table:style-name="ro1">
          <table:table-cell office:value-type="float" office:value="2.0482200000000002" table:style-name="ce1">
            <text:p>2.04822</text:p>
          </table:table-cell>
          <table:table-cell office:value-type="float" office:value="11.4978" table:style-name="ce1">
            <text:p>11.4978</text:p>
          </table:table-cell>
          <table:table-cell office:value-type="float" office:value="35.842500000000001" table:style-name="ce1">
            <text:p>35.8425</text:p>
          </table:table-cell>
          <table:table-cell office:value-type="float" office:value="83.511099999999999" table:style-name="ce1">
            <text:p>83.5111</text:p>
          </table:table-cell>
          <table:table-cell office:value-type="float" office:value="160.86799999999999" table:style-name="ce1">
            <text:p>160.868</text:p>
          </table:table-cell>
          <table:table-cell office:value-type="float" office:value="280.60399999999998" table:style-name="ce1">
            <text:p>280.604</text:p>
          </table:table-cell>
          <table:table-cell office:value-type="float" office:value="444.72399999999999" table:style-name="ce1">
            <text:p>444.724</text:p>
          </table:table-cell>
          <table:table-cell office:value-type="float" office:value="679.37699999999995" table:style-name="ce1">
            <text:p>679.377</text:p>
          </table:table-cell>
          <table:table-cell office:value-type="float" office:value="961.51499999999999" table:style-name="ce1">
            <text:p>961.515</text:p>
          </table:table-cell>
          <table:table-cell office:value-type="float" office:value="2303.0700000000002" table:style-name="ce1">
            <text:p>2303.07</text:p>
          </table:table-cell>
          <table:table-cell table:number-columns-repeated="16374"/>
        </table:table-row>
        <table:table-row table:style-name="ro1">
          <table:table-cell office:value-type="float" office:value="2.2086899999999998" table:style-name="ce1">
            <text:p>2.20869</text:p>
          </table:table-cell>
          <table:table-cell office:value-type="float" office:value="11.485799999999999" table:style-name="ce1">
            <text:p>11.4858</text:p>
          </table:table-cell>
          <table:table-cell office:value-type="float" office:value="35.970999999999997" table:style-name="ce1">
            <text:p>35.971</text:p>
          </table:table-cell>
          <table:table-cell office:value-type="float" office:value="88.564499999999995" table:style-name="ce1">
            <text:p>88.5645</text:p>
          </table:table-cell>
          <table:table-cell office:value-type="float" office:value="171.26900000000001" table:style-name="ce1">
            <text:p>171.269</text:p>
          </table:table-cell>
          <table:table-cell office:value-type="float" office:value="284.57499999999999" table:style-name="ce1">
            <text:p>284.575</text:p>
          </table:table-cell>
          <table:table-cell office:value-type="float" office:value="451.68599999999998" table:style-name="ce1">
            <text:p>451.686</text:p>
          </table:table-cell>
          <table:table-cell office:value-type="float" office:value="673.596" table:style-name="ce1">
            <text:p>673.596</text:p>
          </table:table-cell>
          <table:table-cell office:value-type="float" office:value="950.92700000000002" table:style-name="ce1">
            <text:p>950.927</text:p>
          </table:table-cell>
          <table:table-cell office:value-type="float" office:value="2303.61" table:style-name="ce1">
            <text:p>2303.61</text:p>
          </table:table-cell>
          <table:table-cell table:number-columns-repeated="16374"/>
        </table:table-row>
        <table:table-row table:style-name="ro1">
          <table:table-cell office:value-type="float" office:value="2.03424" table:style-name="ce1">
            <text:p>2.03424</text:p>
          </table:table-cell>
          <table:table-cell office:value-type="float" office:value="11.454700000000001" table:style-name="ce1">
            <text:p>11.4547</text:p>
          </table:table-cell>
          <table:table-cell office:value-type="float" office:value="35.890900000000002" table:style-name="ce1">
            <text:p>35.8909</text:p>
          </table:table-cell>
          <table:table-cell office:value-type="float" office:value="86.849699999999999" table:style-name="ce1">
            <text:p>86.8497</text:p>
          </table:table-cell>
          <table:table-cell office:value-type="float" office:value="160.488" table:style-name="ce1">
            <text:p>160.488</text:p>
          </table:table-cell>
          <table:table-cell office:value-type="float" office:value="277.596" table:style-name="ce1">
            <text:p>277.596</text:p>
          </table:table-cell>
          <table:table-cell office:value-type="float" office:value="448.346" table:style-name="ce1">
            <text:p>448.346</text:p>
          </table:table-cell>
          <table:table-cell office:value-type="float" office:value="663.38300000000004" table:style-name="ce1">
            <text:p>663.383</text:p>
          </table:table-cell>
          <table:table-cell office:value-type="float" office:value="962.46299999999997" table:style-name="ce1">
            <text:p>962.463</text:p>
          </table:table-cell>
          <table:table-cell office:value-type="float" office:value="2292.31" table:style-name="ce1">
            <text:p>2292.31</text:p>
          </table:table-cell>
          <table:table-cell table:number-columns-repeated="16374"/>
        </table:table-row>
        <table:table-row table:style-name="ro1">
          <table:table-cell office:value-type="float" office:value="2.1341299999999999" table:style-name="ce1">
            <text:p>2.13413</text:p>
          </table:table-cell>
          <table:table-cell office:value-type="float" office:value="11.417999999999999" table:style-name="ce1">
            <text:p>11.418</text:p>
          </table:table-cell>
          <table:table-cell office:value-type="float" office:value="36.008800000000001" table:style-name="ce1">
            <text:p>36.0088</text:p>
          </table:table-cell>
          <table:table-cell office:value-type="float" office:value="83.159800000000004" table:style-name="ce1">
            <text:p>83.1598</text:p>
          </table:table-cell>
          <table:table-cell office:value-type="float" office:value="163.898" table:style-name="ce1">
            <text:p>163.898</text:p>
          </table:table-cell>
          <table:table-cell office:value-type="float" office:value="277.23700000000002" table:style-name="ce1">
            <text:p>277.237</text:p>
          </table:table-cell>
          <table:table-cell office:value-type="float" office:value="451.88299999999998" table:style-name="ce1">
            <text:p>451.883</text:p>
          </table:table-cell>
          <table:table-cell office:value-type="float" office:value="667.56700000000001" table:style-name="ce1">
            <text:p>667.567</text:p>
          </table:table-cell>
          <table:table-cell office:value-type="float" office:value="947.38800000000003" table:style-name="ce1">
            <text:p>947.388</text:p>
          </table:table-cell>
          <table:table-cell office:value-type="float" office:value="2299.91" table:style-name="ce1">
            <text:p>2299.91</text:p>
          </table:table-cell>
          <table:table-cell table:number-columns-repeated="16374"/>
        </table:table-row>
        <table:table-row table:style-name="ro1">
          <table:table-cell office:value-type="float" office:value="2.1568499999999999" table:style-name="ce1">
            <text:p>2.15685</text:p>
          </table:table-cell>
          <table:table-cell office:value-type="float" office:value="11.4453" table:style-name="ce1">
            <text:p>11.4453</text:p>
          </table:table-cell>
          <table:table-cell office:value-type="float" office:value="36.099699999999999" table:style-name="ce1">
            <text:p>36.0997</text:p>
          </table:table-cell>
          <table:table-cell office:value-type="float" office:value="85.725899999999996" table:style-name="ce1">
            <text:p>85.7259</text:p>
          </table:table-cell>
          <table:table-cell office:value-type="float" office:value="171.93" table:style-name="ce1">
            <text:p>171.93</text:p>
          </table:table-cell>
          <table:table-cell office:value-type="float" office:value="277.16199999999998" table:style-name="ce1">
            <text:p>277.162</text:p>
          </table:table-cell>
          <table:table-cell office:value-type="float" office:value="451.709" table:style-name="ce1">
            <text:p>451.709</text:p>
          </table:table-cell>
          <table:table-cell office:value-type="float" office:value="675.67" table:style-name="ce1">
            <text:p>675.67</text:p>
          </table:table-cell>
          <table:table-cell office:value-type="float" office:value="954.12300000000005" table:style-name="ce1">
            <text:p>954.123</text:p>
          </table:table-cell>
          <table:table-cell office:value-type="float" office:value="1291.6400000000001" table:style-name="ce1">
            <text:p>1291.64</text:p>
          </table:table-cell>
          <table:table-cell table:number-columns-repeated="16374"/>
        </table:table-row>
        <table:table-row table:style-name="ro1">
          <table:table-cell office:value-type="float" office:value="2.1306400000000001" table:style-name="ce1">
            <text:p>2.13064</text:p>
          </table:table-cell>
          <table:table-cell office:value-type="float" office:value="11.442399999999999" table:style-name="ce1">
            <text:p>11.4424</text:p>
          </table:table-cell>
          <table:table-cell office:value-type="float" office:value="35.546100000000003" table:style-name="ce1">
            <text:p>35.5461</text:p>
          </table:table-cell>
          <table:table-cell office:value-type="float" office:value="86.367999999999995" table:style-name="ce1">
            <text:p>86.368</text:p>
          </table:table-cell>
          <table:table-cell office:value-type="float" office:value="165.209" table:style-name="ce1">
            <text:p>165.209</text:p>
          </table:table-cell>
          <table:table-cell office:value-type="float" office:value="279.35000000000002" table:style-name="ce1">
            <text:p>279.35</text:p>
          </table:table-cell>
          <table:table-cell office:value-type="float" office:value="444.36599999999999" table:style-name="ce1">
            <text:p>444.366</text:p>
          </table:table-cell>
          <table:table-cell office:value-type="float" office:value="677.29200000000003" table:style-name="ce1">
            <text:p>677.292</text:p>
          </table:table-cell>
          <table:table-cell office:value-type="float" office:value="950.81100000000004" table:style-name="ce1">
            <text:p>950.811</text:p>
          </table:table-cell>
          <table:table-cell office:value-type="float" office:value="2292.2600000000002" table:style-name="ce1">
            <text:p>2292.26</text:p>
          </table:table-cell>
          <table:table-cell table:number-columns-repeated="16374"/>
        </table:table-row>
        <table:table-row table:style-name="ro1">
          <table:table-cell office:value-type="float" office:value="2.1760700000000002" table:style-name="ce1">
            <text:p>2.17607</text:p>
          </table:table-cell>
          <table:table-cell office:value-type="float" office:value="11.414999999999999" table:style-name="ce1">
            <text:p>11.415</text:p>
          </table:table-cell>
          <table:table-cell office:value-type="float" office:value="35.744100000000003" table:style-name="ce1">
            <text:p>35.7441</text:p>
          </table:table-cell>
          <table:table-cell office:value-type="float" office:value="89.292599999999993" table:style-name="ce1">
            <text:p>89.2926</text:p>
          </table:table-cell>
          <table:table-cell office:value-type="float" office:value="172.74199999999999" table:style-name="ce1">
            <text:p>172.742</text:p>
          </table:table-cell>
          <table:table-cell office:value-type="float" office:value="277.07900000000001" table:style-name="ce1">
            <text:p>277.079</text:p>
          </table:table-cell>
          <table:table-cell office:value-type="float" office:value="452.33600000000001" table:style-name="ce1">
            <text:p>452.336</text:p>
          </table:table-cell>
          <table:table-cell office:value-type="float" office:value="677.85" table:style-name="ce1">
            <text:p>677.85</text:p>
          </table:table-cell>
          <table:table-cell office:value-type="float" office:value="944.09799999999996" table:style-name="ce1">
            <text:p>944.098</text:p>
          </table:table-cell>
          <table:table-cell office:value-type="float" office:value="2311.34" table:style-name="ce1">
            <text:p>2311.34</text:p>
          </table:table-cell>
          <table:table-cell table:number-columns-repeated="16374"/>
        </table:table-row>
        <table:table-row table:style-name="ro1">
          <table:table-cell office:value-type="float" office:value="1.9704600000000001" table:style-name="ce1">
            <text:p>1.97046</text:p>
          </table:table-cell>
          <table:table-cell office:value-type="float" office:value="11.4902" table:style-name="ce1">
            <text:p>11.4902</text:p>
          </table:table-cell>
          <table:table-cell office:value-type="float" office:value="37.1723" table:style-name="ce1">
            <text:p>37.1723</text:p>
          </table:table-cell>
          <table:table-cell office:value-type="float" office:value="88.313699999999997" table:style-name="ce1">
            <text:p>88.3137</text:p>
          </table:table-cell>
          <table:table-cell office:value-type="float" office:value="171.47200000000001" table:style-name="ce1">
            <text:p>171.472</text:p>
          </table:table-cell>
          <table:table-cell office:value-type="float" office:value="275.45499999999998" table:style-name="ce1">
            <text:p>275.455</text:p>
          </table:table-cell>
          <table:table-cell office:value-type="float" office:value="452.08100000000002" table:style-name="ce1">
            <text:p>452.081</text:p>
          </table:table-cell>
          <table:table-cell office:value-type="float" office:value="667.79899999999998" table:style-name="ce1">
            <text:p>667.799</text:p>
          </table:table-cell>
          <table:table-cell office:value-type="float" office:value="949.59900000000005" table:style-name="ce1">
            <text:p>949.599</text:p>
          </table:table-cell>
          <table:table-cell office:value-type="float" office:value="2299.9299999999998" table:style-name="ce1">
            <text:p>2299.93</text:p>
          </table:table-cell>
          <table:table-cell table:number-columns-repeated="16374"/>
        </table:table-row>
        <table:table-row table:style-name="ro1">
          <table:table-cell office:value-type="float" office:value="2.0071599999999998" table:style-name="ce1">
            <text:p>2.00716</text:p>
          </table:table-cell>
          <table:table-cell office:value-type="float" office:value="11.3484" table:style-name="ce1">
            <text:p>11.3484</text:p>
          </table:table-cell>
          <table:table-cell office:value-type="float" office:value="37.179900000000004" table:style-name="ce1">
            <text:p>37.1799</text:p>
          </table:table-cell>
          <table:table-cell office:value-type="float" office:value="86.317599999999999" table:style-name="ce1">
            <text:p>86.3176</text:p>
          </table:table-cell>
          <table:table-cell office:value-type="float" office:value="162.22800000000001" table:style-name="ce1">
            <text:p>162.228</text:p>
          </table:table-cell>
          <table:table-cell office:value-type="float" office:value="275.27699999999999" table:style-name="ce1">
            <text:p>275.277</text:p>
          </table:table-cell>
          <table:table-cell office:value-type="float" office:value="452.32600000000002" table:style-name="ce1">
            <text:p>452.326</text:p>
          </table:table-cell>
          <table:table-cell office:value-type="float" office:value="661.32399999999996" table:style-name="ce1">
            <text:p>661.324</text:p>
          </table:table-cell>
          <table:table-cell office:value-type="float" office:value="953.09699999999998" table:style-name="ce1">
            <text:p>953.097</text:p>
          </table:table-cell>
          <table:table-cell office:value-type="float" office:value="2298.0700000000002" table:style-name="ce1">
            <text:p>2298.07</text:p>
          </table:table-cell>
          <table:table-cell table:number-columns-repeated="16374"/>
        </table:table-row>
        <table:table-row table:style-name="ro1">
          <table:table-cell office:value-type="float" office:value="2.16879" table:style-name="ce1">
            <text:p>2.16879</text:p>
          </table:table-cell>
          <table:table-cell office:value-type="float" office:value="11.4247" table:style-name="ce1">
            <text:p>11.4247</text:p>
          </table:table-cell>
          <table:table-cell office:value-type="float" office:value="37.343200000000003" table:style-name="ce1">
            <text:p>37.3432</text:p>
          </table:table-cell>
          <table:table-cell office:value-type="float" office:value="85.410499999999999" table:style-name="ce1">
            <text:p>85.4105</text:p>
          </table:table-cell>
          <table:table-cell office:value-type="float" office:value="172.107" table:style-name="ce1">
            <text:p>172.107</text:p>
          </table:table-cell>
          <table:table-cell office:value-type="float" office:value="294.93700000000001" table:style-name="ce1">
            <text:p>294.937</text:p>
          </table:table-cell>
          <table:table-cell office:value-type="float" office:value="452.17700000000002" table:style-name="ce1">
            <text:p>452.177</text:p>
          </table:table-cell>
          <table:table-cell office:value-type="float" office:value="679.88199999999995" table:style-name="ce1">
            <text:p>679.882</text:p>
          </table:table-cell>
          <table:table-cell office:value-type="float" office:value="955.68899999999996" table:style-name="ce1">
            <text:p>955.689</text:p>
          </table:table-cell>
          <table:table-cell office:value-type="float" office:value="2295.38" table:style-name="ce1">
            <text:p>2295.38</text:p>
          </table:table-cell>
          <table:table-cell table:number-columns-repeated="16374"/>
        </table:table-row>
        <table:table-row table:style-name="ro1">
          <table:table-cell office:value-type="float" office:value="2.08229" table:style-name="ce1">
            <text:p>2.08229</text:p>
          </table:table-cell>
          <table:table-cell office:value-type="float" office:value="11.369" table:style-name="ce1">
            <text:p>11.369</text:p>
          </table:table-cell>
          <table:table-cell office:value-type="float" office:value="37.351399999999998" table:style-name="ce1">
            <text:p>37.3514</text:p>
          </table:table-cell>
          <table:table-cell office:value-type="float" office:value="87.535899999999998" table:style-name="ce1">
            <text:p>87.5359</text:p>
          </table:table-cell>
          <table:table-cell office:value-type="float" office:value="167.03200000000001" table:style-name="ce1">
            <text:p>167.032</text:p>
          </table:table-cell>
          <table:table-cell office:value-type="float" office:value="290.21499999999997" table:style-name="ce1">
            <text:p>290.215</text:p>
          </table:table-cell>
          <table:table-cell office:value-type="float" office:value="445.08800000000002" table:style-name="ce1">
            <text:p>445.088</text:p>
          </table:table-cell>
          <table:table-cell office:value-type="float" office:value="676.30100000000004" table:style-name="ce1">
            <text:p>676.301</text:p>
          </table:table-cell>
          <table:table-cell office:value-type="float" office:value="953.77" table:style-name="ce1">
            <text:p>953.77</text:p>
          </table:table-cell>
          <table:table-cell office:value-type="float" office:value="1300.93" table:style-name="ce1">
            <text:p>1300.93</text:p>
          </table:table-cell>
          <table:table-cell table:number-columns-repeated="16374"/>
        </table:table-row>
        <table:table-row table:style-name="ro1">
          <table:table-cell office:value-type="float" office:value="2.0686100000000001" table:style-name="ce1">
            <text:p>2.06861</text:p>
          </table:table-cell>
          <table:table-cell office:value-type="float" office:value="11.496" table:style-name="ce1">
            <text:p>11.496</text:p>
          </table:table-cell>
          <table:table-cell office:value-type="float" office:value="36.954700000000003" table:style-name="ce1">
            <text:p>36.9547</text:p>
          </table:table-cell>
          <table:table-cell office:value-type="float" office:value="84.425799999999995" table:style-name="ce1">
            <text:p>84.4258</text:p>
          </table:table-cell>
          <table:table-cell office:value-type="float" office:value="171.39699999999999" table:style-name="ce1">
            <text:p>171.397</text:p>
          </table:table-cell>
          <table:table-cell office:value-type="float" office:value="294.54700000000003" table:style-name="ce1">
            <text:p>294.547</text:p>
          </table:table-cell>
          <table:table-cell office:value-type="float" office:value="451.87299999999999" table:style-name="ce1">
            <text:p>451.873</text:p>
          </table:table-cell>
          <table:table-cell office:value-type="float" office:value="674.93200000000002" table:style-name="ce1">
            <text:p>674.932</text:p>
          </table:table-cell>
          <table:table-cell office:value-type="float" office:value="950.82299999999998" table:style-name="ce1">
            <text:p>950.823</text:p>
          </table:table-cell>
          <table:table-cell office:value-type="float" office:value="2306.5700000000002" table:style-name="ce1">
            <text:p>2306.57</text:p>
          </table:table-cell>
          <table:table-cell table:number-columns-repeated="16374"/>
        </table:table-row>
        <table:table-row table:style-name="ro1">
          <table:table-cell office:value-type="float" office:value="2.1437400000000002" table:style-name="ce1">
            <text:p>2.14374</text:p>
          </table:table-cell>
          <table:table-cell office:value-type="float" office:value="11.571099999999999" table:style-name="ce1">
            <text:p>11.5711</text:p>
          </table:table-cell>
          <table:table-cell office:value-type="float" office:value="37.195599999999999" table:style-name="ce1">
            <text:p>37.1956</text:p>
          </table:table-cell>
          <table:table-cell office:value-type="float" office:value="84.331199999999995" table:style-name="ce1">
            <text:p>84.3312</text:p>
          </table:table-cell>
          <table:table-cell office:value-type="float" office:value="168.99700000000001" table:style-name="ce1">
            <text:p>168.997</text:p>
          </table:table-cell>
          <table:table-cell office:value-type="float" office:value="287.72300000000001" table:style-name="ce1">
            <text:p>287.723</text:p>
          </table:table-cell>
          <table:table-cell office:value-type="float" office:value="448.46199999999999" table:style-name="ce1">
            <text:p>448.462</text:p>
          </table:table-cell>
          <table:table-cell office:value-type="float" office:value="681.70500000000004" table:style-name="ce1">
            <text:p>681.705</text:p>
          </table:table-cell>
          <table:table-cell office:value-type="float" office:value="951.48500000000001" table:style-name="ce1">
            <text:p>951.485</text:p>
          </table:table-cell>
          <table:table-cell office:value-type="float" office:value="2305.8200000000002" table:style-name="ce1">
            <text:p>2305.82</text:p>
          </table:table-cell>
          <table:table-cell table:number-columns-repeated="16374"/>
        </table:table-row>
        <table:table-row table:style-name="ro1">
          <table:table-cell office:value-type="float" office:value="2.1271399999999998" table:style-name="ce1">
            <text:p>2.12714</text:p>
          </table:table-cell>
          <table:table-cell office:value-type="float" office:value="11.4046" table:style-name="ce1">
            <text:p>11.4046</text:p>
          </table:table-cell>
          <table:table-cell office:value-type="float" office:value="37.122500000000002" table:style-name="ce1">
            <text:p>37.1225</text:p>
          </table:table-cell>
          <table:table-cell office:value-type="float" office:value="84.339600000000004" table:style-name="ce1">
            <text:p>84.3396</text:p>
          </table:table-cell>
          <table:table-cell office:value-type="float" office:value="170.11600000000001" table:style-name="ce1">
            <text:p>170.116</text:p>
          </table:table-cell>
          <table:table-cell office:value-type="float" office:value="284.935" table:style-name="ce1">
            <text:p>284.935</text:p>
          </table:table-cell>
          <table:table-cell office:value-type="float" office:value="451.904" table:style-name="ce1">
            <text:p>451.904</text:p>
          </table:table-cell>
          <table:table-cell office:value-type="float" office:value="682.63199999999995" table:style-name="ce1">
            <text:p>682.632</text:p>
          </table:table-cell>
          <table:table-cell office:value-type="float" office:value="938.58500000000004" table:style-name="ce1">
            <text:p>938.585</text:p>
          </table:table-cell>
          <table:table-cell office:value-type="float" office:value="2303.61" table:style-name="ce1">
            <text:p>2303.61</text:p>
          </table:table-cell>
          <table:table-cell table:number-columns-repeated="16374"/>
        </table:table-row>
        <table:table-row table:style-name="ro1">
          <table:table-cell office:value-type="float" office:value="2.1280199999999998" table:style-name="ce1">
            <text:p>2.12802</text:p>
          </table:table-cell>
          <table:table-cell office:value-type="float" office:value="11.4969" table:style-name="ce1">
            <text:p>11.4969</text:p>
          </table:table-cell>
          <table:table-cell office:value-type="float" office:value="37.282400000000003" table:style-name="ce1">
            <text:p>37.2824</text:p>
          </table:table-cell>
          <table:table-cell office:value-type="float" office:value="88.662000000000006" table:style-name="ce1">
            <text:p>88.662</text:p>
          </table:table-cell>
          <table:table-cell office:value-type="float" office:value="166.745" table:style-name="ce1">
            <text:p>166.745</text:p>
          </table:table-cell>
          <table:table-cell office:value-type="float" office:value="293.42599999999999" table:style-name="ce1">
            <text:p>293.426</text:p>
          </table:table-cell>
          <table:table-cell office:value-type="float" office:value="451.78" table:style-name="ce1">
            <text:p>451.78</text:p>
          </table:table-cell>
          <table:table-cell office:value-type="float" office:value="685.68299999999999" table:style-name="ce1">
            <text:p>685.683</text:p>
          </table:table-cell>
          <table:table-cell office:value-type="float" office:value="952.02700000000004" table:style-name="ce1">
            <text:p>952.027</text:p>
          </table:table-cell>
          <table:table-cell office:value-type="float" office:value="2312.38" table:style-name="ce1">
            <text:p>2312.38</text:p>
          </table:table-cell>
          <table:table-cell table:number-columns-repeated="16374"/>
        </table:table-row>
        <table:table-row table:style-name="ro1">
          <table:table-cell office:value-type="float" office:value="1.98211" table:style-name="ce1">
            <text:p>1.98211</text:p>
          </table:table-cell>
          <table:table-cell office:value-type="float" office:value="11.5738" table:style-name="ce1">
            <text:p>11.5738</text:p>
          </table:table-cell>
          <table:table-cell office:value-type="float" office:value="35.961100000000002" table:style-name="ce1">
            <text:p>35.9611</text:p>
          </table:table-cell>
          <table:table-cell office:value-type="float" office:value="87.255099999999999" table:style-name="ce1">
            <text:p>87.2551</text:p>
          </table:table-cell>
          <table:table-cell office:value-type="float" office:value="170.32" table:style-name="ce1">
            <text:p>170.32</text:p>
          </table:table-cell>
          <table:table-cell office:value-type="float" office:value="276.351" table:style-name="ce1">
            <text:p>276.351</text:p>
          </table:table-cell>
          <table:table-cell office:value-type="float" office:value="444.46699999999998" table:style-name="ce1">
            <text:p>444.467</text:p>
          </table:table-cell>
          <table:table-cell office:value-type="float" office:value="684.08299999999997" table:style-name="ce1">
            <text:p>684.083</text:p>
          </table:table-cell>
          <table:table-cell office:value-type="float" office:value="941.029" table:style-name="ce1">
            <text:p>941.029</text:p>
          </table:table-cell>
          <table:table-cell office:value-type="float" office:value="2306.4899999999998" table:style-name="ce1">
            <text:p>2306.49</text:p>
          </table:table-cell>
          <table:table-cell table:number-columns-repeated="16374"/>
        </table:table-row>
        <table:table-row table:style-name="ro1">
          <table:table-cell office:value-type="float" office:value="2.0269599999999999" table:style-name="ce1">
            <text:p>2.02696</text:p>
          </table:table-cell>
          <table:table-cell office:value-type="float" office:value="11.427899999999999" table:style-name="ce1">
            <text:p>11.4279</text:p>
          </table:table-cell>
          <table:table-cell office:value-type="float" office:value="36.041499999999999" table:style-name="ce1">
            <text:p>36.0415</text:p>
          </table:table-cell>
          <table:table-cell office:value-type="float" office:value="86.400899999999993" table:style-name="ce1">
            <text:p>86.4009</text:p>
          </table:table-cell>
          <table:table-cell office:value-type="float" office:value="162.05500000000001" table:style-name="ce1">
            <text:p>162.055</text:p>
          </table:table-cell>
          <table:table-cell office:value-type="float" office:value="274.83300000000003" table:style-name="ce1">
            <text:p>274.833</text:p>
          </table:table-cell>
          <table:table-cell office:value-type="float" office:value="451.99200000000002" table:style-name="ce1">
            <text:p>451.992</text:p>
          </table:table-cell>
          <table:table-cell office:value-type="float" office:value="670.64200000000005" table:style-name="ce1">
            <text:p>670.642</text:p>
          </table:table-cell>
          <table:table-cell office:value-type="float" office:value="945.51199999999994" table:style-name="ce1">
            <text:p>945.512</text:p>
          </table:table-cell>
          <table:table-cell office:value-type="float" office:value="2312.85" table:style-name="ce1">
            <text:p>2312.85</text:p>
          </table:table-cell>
          <table:table-cell table:number-columns-repeated="16374"/>
        </table:table-row>
        <table:table-row table:style-name="ro1">
          <table:table-cell office:value-type="float" office:value="2.05667" table:style-name="ce1">
            <text:p>2.05667</text:p>
          </table:table-cell>
          <table:table-cell office:value-type="float" office:value="11.5237" table:style-name="ce1">
            <text:p>11.5237</text:p>
          </table:table-cell>
          <table:table-cell office:value-type="float" office:value="37.2288" table:style-name="ce1">
            <text:p>37.2288</text:p>
          </table:table-cell>
          <table:table-cell office:value-type="float" office:value="83.479299999999995" table:style-name="ce1">
            <text:p>83.4793</text:p>
          </table:table-cell>
          <table:table-cell office:value-type="float" office:value="170.70599999999999" table:style-name="ce1">
            <text:p>170.706</text:p>
          </table:table-cell>
          <table:table-cell office:value-type="float" office:value="274.52300000000002" table:style-name="ce1">
            <text:p>274.523</text:p>
          </table:table-cell>
          <table:table-cell office:value-type="float" office:value="448.548" table:style-name="ce1">
            <text:p>448.548</text:p>
          </table:table-cell>
          <table:table-cell office:value-type="float" office:value="671.54300000000001" table:style-name="ce1">
            <text:p>671.543</text:p>
          </table:table-cell>
          <table:table-cell office:value-type="float" office:value="953.76800000000003" table:style-name="ce1">
            <text:p>953.768</text:p>
          </table:table-cell>
          <table:table-cell office:value-type="float" office:value="2304.3200000000002" table:style-name="ce1">
            <text:p>2304.32</text:p>
          </table:table-cell>
          <table:table-cell table:number-columns-repeated="16374"/>
        </table:table-row>
        <table:table-row table:style-name="ro1">
          <table:table-cell office:value-type="float" office:value="2.13239" table:style-name="ce1">
            <text:p>2.13239</text:p>
          </table:table-cell>
          <table:table-cell office:value-type="float" office:value="11.471" table:style-name="ce1">
            <text:p>11.471</text:p>
          </table:table-cell>
          <table:table-cell office:value-type="float" office:value="37.147300000000001" table:style-name="ce1">
            <text:p>37.1473</text:p>
          </table:table-cell>
          <table:table-cell office:value-type="float" office:value="83.689899999999994" table:style-name="ce1">
            <text:p>83.6899</text:p>
          </table:table-cell>
          <table:table-cell office:value-type="float" office:value="161.953" table:style-name="ce1">
            <text:p>161.953</text:p>
          </table:table-cell>
          <table:table-cell office:value-type="float" office:value="274.065" table:style-name="ce1">
            <text:p>274.065</text:p>
          </table:table-cell>
          <table:table-cell office:value-type="float" office:value="454.10599999999999" table:style-name="ce1">
            <text:p>454.106</text:p>
          </table:table-cell>
          <table:table-cell office:value-type="float" office:value="663.19299999999998" table:style-name="ce1">
            <text:p>663.193</text:p>
          </table:table-cell>
          <table:table-cell office:value-type="float" office:value="948.38900000000001" table:style-name="ce1">
            <text:p>948.389</text:p>
          </table:table-cell>
          <table:table-cell office:value-type="float" office:value="2301.83" table:style-name="ce1">
            <text:p>2301.83</text:p>
          </table:table-cell>
          <table:table-cell table:number-columns-repeated="16374"/>
        </table:table-row>
        <table:table-row table:style-name="ro1">
          <table:table-cell office:value-type="float" office:value="2.0560800000000001" table:style-name="ce1">
            <text:p>2.05608</text:p>
          </table:table-cell>
          <table:table-cell office:value-type="float" office:value="11.5379" table:style-name="ce1">
            <text:p>11.5379</text:p>
          </table:table-cell>
          <table:table-cell office:value-type="float" office:value="36.846699999999998" table:style-name="ce1">
            <text:p>36.8467</text:p>
          </table:table-cell>
          <table:table-cell office:value-type="float" office:value="88.936400000000006" table:style-name="ce1">
            <text:p>88.9364</text:p>
          </table:table-cell>
          <table:table-cell office:value-type="float" office:value="162.56399999999999" table:style-name="ce1">
            <text:p>162.564</text:p>
          </table:table-cell>
          <table:table-cell office:value-type="float" office:value="280.78199999999998" table:style-name="ce1">
            <text:p>280.782</text:p>
          </table:table-cell>
          <table:table-cell office:value-type="float" office:value="450.32100000000003" table:style-name="ce1">
            <text:p>450.321</text:p>
          </table:table-cell>
          <table:table-cell office:value-type="float" office:value="671.49400000000003" table:style-name="ce1">
            <text:p>671.494</text:p>
          </table:table-cell>
          <table:table-cell office:value-type="float" office:value="952.43299999999999" table:style-name="ce1">
            <text:p>952.433</text:p>
          </table:table-cell>
          <table:table-cell office:value-type="float" office:value="2304.14" table:style-name="ce1">
            <text:p>2304.14</text:p>
          </table:table-cell>
          <table:table-cell table:number-columns-repeated="16374"/>
        </table:table-row>
        <table:table-row table:style-name="ro1">
          <table:table-cell office:value-type="float" office:value="2.17258" table:style-name="ce1">
            <text:p>2.17258</text:p>
          </table:table-cell>
          <table:table-cell office:value-type="float" office:value="11.502700000000001" table:style-name="ce1">
            <text:p>11.5027</text:p>
          </table:table-cell>
          <table:table-cell office:value-type="float" office:value="36.979199999999999" table:style-name="ce1">
            <text:p>36.9792</text:p>
          </table:table-cell>
          <table:table-cell office:value-type="float" office:value="83.762699999999995" table:style-name="ce1">
            <text:p>83.7627</text:p>
          </table:table-cell>
          <table:table-cell office:value-type="float" office:value="162.76499999999999" table:style-name="ce1">
            <text:p>162.765</text:p>
          </table:table-cell>
          <table:table-cell office:value-type="float" office:value="277.11700000000002" table:style-name="ce1">
            <text:p>277.117</text:p>
          </table:table-cell>
          <table:table-cell office:value-type="float" office:value="445.04700000000003" table:style-name="ce1">
            <text:p>445.047</text:p>
          </table:table-cell>
          <table:table-cell office:value-type="float" office:value="686.80499999999995" table:style-name="ce1">
            <text:p>686.805</text:p>
          </table:table-cell>
          <table:table-cell office:value-type="float" office:value="946.31600000000003" table:style-name="ce1">
            <text:p>946.316</text:p>
          </table:table-cell>
          <table:table-cell office:value-type="float" office:value="2300.84" table:style-name="ce1">
            <text:p>2300.84</text:p>
          </table:table-cell>
          <table:table-cell table:number-columns-repeated="16374"/>
        </table:table-row>
        <table:table-row table:style-name="ro1">
          <table:table-cell office:value-type="float" office:value="2.0697700000000001" table:style-name="ce1">
            <text:p>2.06977</text:p>
          </table:table-cell>
          <table:table-cell office:value-type="float" office:value="11.2651" table:style-name="ce1">
            <text:p>11.2651</text:p>
          </table:table-cell>
          <table:table-cell office:value-type="float" office:value="37.110300000000002" table:style-name="ce1">
            <text:p>37.1103</text:p>
          </table:table-cell>
          <table:table-cell office:value-type="float" office:value="83.570499999999996" table:style-name="ce1">
            <text:p>83.5705</text:p>
          </table:table-cell>
          <table:table-cell office:value-type="float" office:value="170.245" table:style-name="ce1">
            <text:p>170.245</text:p>
          </table:table-cell>
          <table:table-cell office:value-type="float" office:value="278.67500000000001" table:style-name="ce1">
            <text:p>278.675</text:p>
          </table:table-cell>
          <table:table-cell office:value-type="float" office:value="452.17599999999999" table:style-name="ce1">
            <text:p>452.176</text:p>
          </table:table-cell>
          <table:table-cell office:value-type="float" office:value="674.31700000000001" table:style-name="ce1">
            <text:p>674.317</text:p>
          </table:table-cell>
          <table:table-cell office:value-type="float" office:value="942.14599999999996" table:style-name="ce1">
            <text:p>942.146</text:p>
          </table:table-cell>
          <table:table-cell office:value-type="float" office:value="2304.38" table:style-name="ce1">
            <text:p>2304.38</text:p>
          </table:table-cell>
          <table:table-cell table:number-columns-repeated="16374"/>
        </table:table-row>
        <table:table-row table:style-name="ro1">
          <table:table-cell office:value-type="float" office:value="1.9733700000000001" table:style-name="ce1">
            <text:p>1.97337</text:p>
          </table:table-cell>
          <table:table-cell office:value-type="float" office:value="11.4803" table:style-name="ce1">
            <text:p>11.4803</text:p>
          </table:table-cell>
          <table:table-cell office:value-type="float" office:value="36.170499999999997" table:style-name="ce1">
            <text:p>36.1705</text:p>
          </table:table-cell>
          <table:table-cell office:value-type="float" office:value="86.446100000000001" table:style-name="ce1">
            <text:p>86.4461</text:p>
          </table:table-cell>
          <table:table-cell office:value-type="float" office:value="168.154" table:style-name="ce1">
            <text:p>168.154</text:p>
          </table:table-cell>
          <table:table-cell office:value-type="float" office:value="292.84800000000001" table:style-name="ce1">
            <text:p>292.848</text:p>
          </table:table-cell>
          <table:table-cell office:value-type="float" office:value="447.98399999999998" table:style-name="ce1">
            <text:p>447.984</text:p>
          </table:table-cell>
          <table:table-cell office:value-type="float" office:value="678.06200000000001" table:style-name="ce1">
            <text:p>678.062</text:p>
          </table:table-cell>
          <table:table-cell office:value-type="float" office:value="955.37199999999996" table:style-name="ce1">
            <text:p>955.372</text:p>
          </table:table-cell>
          <table:table-cell office:value-type="float" office:value="2310.5700000000002" table:style-name="ce1">
            <text:p>2310.57</text:p>
          </table:table-cell>
          <table:table-cell table:number-columns-repeated="16374"/>
        </table:table-row>
        <table:table-row table:style-name="ro1">
          <table:table-cell office:value-type="float" office:value="2.0199699999999998" table:style-name="ce1">
            <text:p>2.01997</text:p>
          </table:table-cell>
          <table:table-cell office:value-type="float" office:value="11.3725" table:style-name="ce1">
            <text:p>11.3725</text:p>
          </table:table-cell>
          <table:table-cell office:value-type="float" office:value="37.5672" table:style-name="ce1">
            <text:p>37.5672</text:p>
          </table:table-cell>
          <table:table-cell office:value-type="float" office:value="82.953400000000002" table:style-name="ce1">
            <text:p>82.9534</text:p>
          </table:table-cell>
          <table:table-cell office:value-type="float" office:value="160.30099999999999" table:style-name="ce1">
            <text:p>160.301</text:p>
          </table:table-cell>
          <table:table-cell office:value-type="float" office:value="284.767" table:style-name="ce1">
            <text:p>284.767</text:p>
          </table:table-cell>
          <table:table-cell office:value-type="float" office:value="451.06200000000001" table:style-name="ce1">
            <text:p>451.062</text:p>
          </table:table-cell>
          <table:table-cell office:value-type="float" office:value="676.47699999999998" table:style-name="ce1">
            <text:p>676.477</text:p>
          </table:table-cell>
          <table:table-cell office:value-type="float" office:value="953.81200000000001" table:style-name="ce1">
            <text:p>953.812</text:p>
          </table:table-cell>
          <table:table-cell office:value-type="float" office:value="2300.2199999999998" table:style-name="ce1">
            <text:p>2300.22</text:p>
          </table:table-cell>
          <table:table-cell table:number-columns-repeated="16374"/>
        </table:table-row>
        <table:table-row table:style-name="ro1">
          <table:table-cell office:value-type="float" office:value="2.0738500000000002" table:style-name="ce1">
            <text:p>2.07385</text:p>
          </table:table-cell>
          <table:table-cell office:value-type="float" office:value="11.4998" table:style-name="ce1">
            <text:p>11.4998</text:p>
          </table:table-cell>
          <table:table-cell office:value-type="float" office:value="37.084899999999998" table:style-name="ce1">
            <text:p>37.0849</text:p>
          </table:table-cell>
          <table:table-cell office:value-type="float" office:value="83.770799999999994" table:style-name="ce1">
            <text:p>83.7708</text:p>
          </table:table-cell>
          <table:table-cell office:value-type="float" office:value="167.27600000000001" table:style-name="ce1">
            <text:p>167.276</text:p>
          </table:table-cell>
          <table:table-cell office:value-type="float" office:value="287.8" table:style-name="ce1">
            <text:p>287.8</text:p>
          </table:table-cell>
          <table:table-cell office:value-type="float" office:value="452.01799999999997" table:style-name="ce1">
            <text:p>452.018</text:p>
          </table:table-cell>
          <table:table-cell office:value-type="float" office:value="666.80600000000004" table:style-name="ce1">
            <text:p>666.806</text:p>
          </table:table-cell>
          <table:table-cell office:value-type="float" office:value="956.04399999999998" table:style-name="ce1">
            <text:p>956.044</text:p>
          </table:table-cell>
          <table:table-cell office:value-type="float" office:value="2294.56" table:style-name="ce1">
            <text:p>2294.56</text:p>
          </table:table-cell>
          <table:table-cell table:number-columns-repeated="16374"/>
        </table:table-row>
        <table:table-row table:style-name="ro1">
          <table:table-cell office:value-type="float" office:value="2.1309300000000002" table:style-name="ce1">
            <text:p>2.13093</text:p>
          </table:table-cell>
          <table:table-cell office:value-type="float" office:value="11.385899999999999" table:style-name="ce1">
            <text:p>11.3859</text:p>
          </table:table-cell>
          <table:table-cell office:value-type="float" office:value="35.959600000000002" table:style-name="ce1">
            <text:p>35.9596</text:p>
          </table:table-cell>
          <table:table-cell office:value-type="float" office:value="84.113" table:style-name="ce1">
            <text:p>84.113</text:p>
          </table:table-cell>
          <table:table-cell office:value-type="float" office:value="169.28" table:style-name="ce1">
            <text:p>169.28</text:p>
          </table:table-cell>
          <table:table-cell office:value-type="float" office:value="282.69600000000003" table:style-name="ce1">
            <text:p>282.696</text:p>
          </table:table-cell>
          <table:table-cell office:value-type="float" office:value="445.55500000000001" table:style-name="ce1">
            <text:p>445.555</text:p>
          </table:table-cell>
          <table:table-cell office:value-type="float" office:value="675.64599999999996" table:style-name="ce1">
            <text:p>675.646</text:p>
          </table:table-cell>
          <table:table-cell office:value-type="float" office:value="952.51" table:style-name="ce1">
            <text:p>952.51</text:p>
          </table:table-cell>
          <table:table-cell office:value-type="float" office:value="2314.58" table:style-name="ce1">
            <text:p>2314.58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.088617349397591" table:formula="of:=AVERAGE([.A17:.A99])" table:style-name="ce1">
            <text:p>2.088617349</text:p>
          </table:table-cell>
          <table:table-cell office:value-type="float" office:value="11.405512048192769" table:formula="of:=AVERAGE([.B17:.B99])" table:style-name="ce1">
            <text:p>11.40551205</text:p>
          </table:table-cell>
          <table:table-cell office:value-type="float" office:value="36.551777108433747" table:formula="of:=AVERAGE([.C17:.C99])" table:style-name="ce1">
            <text:p>36.55177711</text:p>
          </table:table-cell>
          <table:table-cell office:value-type="float" office:value="85.736672289156658" table:formula="of:=AVERAGE([.D17:.D99])" table:style-name="ce1">
            <text:p>85.73667229</text:p>
          </table:table-cell>
          <table:table-cell office:value-type="float" office:value="166.88510843373493" table:formula="of:=AVERAGE([.E17:.E99])" table:style-name="ce1">
            <text:p>166.8851084</text:p>
          </table:table-cell>
          <table:table-cell office:value-type="float" office:value="282.40759036144578" table:formula="of:=AVERAGE([.F17:.F99])" table:style-name="ce1">
            <text:p>282.4075904</text:p>
          </table:table-cell>
          <table:table-cell office:value-type="float" office:value="451.21887671232878" table:formula="of:=AVERAGE([.G17:.G99])" table:style-name="ce1">
            <text:p>451.2188767</text:p>
          </table:table-cell>
          <table:table-cell office:value-type="float" office:value="674.94335135135123" table:formula="of:=AVERAGE([.H17:.H99])" table:style-name="ce1">
            <text:p>674.9433514</text:p>
          </table:table-cell>
          <table:table-cell office:value-type="float" office:value="953.69565384615373" table:formula="of:=AVERAGE([.I17:.I99])" table:style-name="ce1">
            <text:p>953.6956538</text:p>
          </table:table-cell>
          <table:table-cell office:value-type="float" office:value="2257.1656818181832" table:formula="of:=AVERAGE([.J17:.J99])" table:style-name="ce1">
            <text:p>2257.165682</text:p>
          </table:table-cell>
          <table:table-cell table:number-columns-repeated="16374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lexander Brandborg</meta:initial-creator>
    <dc:creator>Alexander Brandborg</dc:creator>
    <meta:creation-date>2018-06-02T06:35:33Z</meta:creation-date>
    <dc:date>2018-06-02T06:50:22Z</dc:date>
  </office:meta>
</office:document-meta>
</file>